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color="#ff0000" fo:font-weight="bold"/>
    </style:style>
    <style:style style:name="P2" style:family="paragraph" style:parent-style-name="Preformatted_20_Text">
      <style:text-properties fo:color="#ff0000" fo:font-weight="bold" officeooo:rsid="001cc5c0" officeooo:paragraph-rsid="001cc5c0"/>
    </style:style>
    <style:style style:name="P3" style:family="paragraph" style:parent-style-name="Preformatted_20_Text">
      <style:text-properties fo:color="#ff0000" fo:font-weight="bold" officeooo:rsid="001f7281" officeooo:paragraph-rsid="001f7281"/>
    </style:style>
    <style:style style:name="P4" style:family="paragraph" style:parent-style-name="Preformatted_20_Text">
      <style:text-properties fo:color="#ff0000" fo:font-weight="bold" officeooo:rsid="0026e691" officeooo:paragraph-rsid="0026e691" style:font-weight-asian="normal" style:font-weight-complex="normal"/>
    </style:style>
    <style:style style:name="P5" style:family="paragraph" style:parent-style-name="Preformatted_20_Text">
      <style:text-properties fo:color="#ff0000" fo:font-weight="bold" officeooo:rsid="00281dba" officeooo:paragraph-rsid="00281dba" style:font-weight-asian="normal" style:font-weight-complex="normal"/>
    </style:style>
    <style:style style:name="P6" style:family="paragraph" style:parent-style-name="Preformatted_20_Text">
      <style:text-properties fo:color="#ff0000" fo:font-weight="bold" officeooo:rsid="002b4386" officeooo:paragraph-rsid="002b4386" style:font-weight-asian="normal" style:font-weight-complex="normal"/>
    </style:style>
    <style:style style:name="P7" style:family="paragraph" style:parent-style-name="Preformatted_20_Text">
      <style:text-properties fo:color="#ff0000" fo:font-weight="bold" officeooo:rsid="003fe860" officeooo:paragraph-rsid="003fe860" style:font-weight-asian="normal" style:font-weight-complex="normal"/>
    </style:style>
    <style:style style:name="P8" style:family="paragraph" style:parent-style-name="Preformatted_20_Text">
      <style:text-properties fo:font-style="italic"/>
    </style:style>
    <style:style style:name="P9" style:family="paragraph" style:parent-style-name="Preformatted_20_Text">
      <style:text-properties style:use-window-font-color="true" fo:font-weight="normal" officeooo:rsid="001c9996" officeooo:paragraph-rsid="001c9996" style:font-weight-asian="normal" style:font-weight-complex="normal"/>
    </style:style>
    <style:style style:name="P10" style:family="paragraph" style:parent-style-name="Preformatted_20_Text">
      <style:text-properties style:use-window-font-color="true" fo:font-weight="normal" officeooo:rsid="002b4386" officeooo:paragraph-rsid="002e2424" style:font-weight-asian="normal" style:font-weight-complex="normal"/>
    </style:style>
    <style:style style:name="P11" style:family="paragraph" style:parent-style-name="Preformatted_20_Text">
      <style:text-properties style:use-window-font-color="true" fo:font-weight="bold" officeooo:rsid="002e2424" officeooo:paragraph-rsid="002e2424" style:font-weight-asian="bold" style:font-weight-complex="bold"/>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text-properties fo:font-weight="bold"/>
    </style:style>
    <style:style style:name="P14" style:family="paragraph" style:parent-style-name="Standard">
      <style:text-properties officeooo:rsid="001cc5c0" officeooo:paragraph-rsid="001cc5c0"/>
    </style:style>
    <style:style style:name="P15" style:family="paragraph" style:parent-style-name="Standard">
      <style:text-properties officeooo:rsid="001f7281" officeooo:paragraph-rsid="001f7281"/>
    </style:style>
    <style:style style:name="P16" style:family="paragraph" style:parent-style-name="Standard">
      <style:text-properties fo:font-weight="bold" officeooo:rsid="0020f222" officeooo:paragraph-rsid="0020f222" style:font-weight-asian="bold" style:font-weight-complex="bold"/>
    </style:style>
    <style:style style:name="P17" style:family="paragraph" style:parent-style-name="Standard">
      <style:text-properties fo:font-weight="bold" officeooo:rsid="0026e691" officeooo:paragraph-rsid="0026e691" style:font-weight-asian="bold" style:font-weight-complex="bold"/>
    </style:style>
    <style:style style:name="P18" style:family="paragraph" style:parent-style-name="Standard">
      <style:text-properties fo:font-weight="bold" officeooo:rsid="0029412d" officeooo:paragraph-rsid="0029412d" style:font-weight-asian="bold" style:font-weight-complex="bold"/>
    </style:style>
    <style:style style:name="P19" style:family="paragraph" style:parent-style-name="Standard">
      <style:text-properties fo:font-weight="bold" officeooo:rsid="002b4386" officeooo:paragraph-rsid="002b4386" style:font-weight-asian="bold" style:font-weight-complex="bold"/>
    </style:style>
    <style:style style:name="P20" style:family="paragraph" style:parent-style-name="Standard">
      <style:text-properties fo:font-weight="bold" officeooo:rsid="003fe860" officeooo:paragraph-rsid="003fe860" style:font-weight-asian="bold" style:font-weight-complex="bold"/>
    </style:style>
    <style:style style:name="P21" style:family="paragraph" style:parent-style-name="Standard">
      <style:text-properties officeooo:rsid="0024a274" officeooo:paragraph-rsid="0024a274"/>
    </style:style>
    <style:style style:name="P22" style:family="paragraph" style:parent-style-name="Standard">
      <style:text-properties fo:font-weight="normal" officeooo:rsid="0026e691" officeooo:paragraph-rsid="0026e691" style:font-weight-asian="normal" style:font-weight-complex="normal"/>
    </style:style>
    <style:style style:name="P23" style:family="paragraph" style:parent-style-name="Standard">
      <style:text-properties fo:font-weight="normal" officeooo:rsid="00281dba" officeooo:paragraph-rsid="00281dba" style:font-weight-asian="normal" style:font-weight-complex="normal"/>
    </style:style>
    <style:style style:name="P24" style:family="paragraph" style:parent-style-name="Standard">
      <style:text-properties fo:font-weight="normal" officeooo:rsid="002b4386" officeooo:paragraph-rsid="002b4386" style:font-weight-asian="normal" style:font-weight-complex="normal"/>
    </style:style>
    <style:style style:name="P25" style:family="paragraph" style:parent-style-name="Standard">
      <style:text-properties fo:font-weight="normal" officeooo:rsid="003fe860" officeooo:paragraph-rsid="003fe860" style:font-weight-asian="normal" style:font-weight-complex="normal"/>
    </style:style>
    <style:style style:name="P26" style:family="paragraph" style:parent-style-name="Standard">
      <style:text-properties style:use-window-font-color="true" fo:font-weight="normal" officeooo:rsid="002b4386" officeooo:paragraph-rsid="002e2424" style:font-weight-asian="normal" style:font-weight-complex="normal"/>
    </style:style>
    <style:style style:name="P27" style:family="paragraph" style:parent-style-name="Standard">
      <style:text-properties style:use-window-font-color="true" fo:font-weight="normal" officeooo:rsid="002b4386" officeooo:paragraph-rsid="00443ac5" style:font-weight-asian="normal" style:font-weight-complex="normal"/>
    </style:style>
    <style:style style:name="P28" style:family="paragraph" style:parent-style-name="Standard">
      <style:text-properties style:use-window-font-color="true" fo:font-weight="normal" officeooo:rsid="002b4386" officeooo:paragraph-rsid="004b40c2" style:font-weight-asian="normal" style:font-weight-complex="normal"/>
    </style:style>
    <style:style style:name="P29" style:family="paragraph" style:parent-style-name="Standard">
      <style:text-properties style:use-window-font-color="true" fo:font-weight="normal" officeooo:rsid="003981b2" officeooo:paragraph-rsid="003981b2" style:font-weight-asian="normal" style:font-weight-complex="normal"/>
    </style:style>
    <style:style style:name="P30" style:family="paragraph" style:parent-style-name="Standard">
      <style:text-properties style:use-window-font-color="true" fo:font-weight="normal" officeooo:rsid="00443ac5" officeooo:paragraph-rsid="00443ac5" style:font-weight-asian="normal" style:font-weight-complex="normal"/>
    </style:style>
    <style:style style:name="P31" style:family="paragraph" style:parent-style-name="Standard">
      <style:text-properties style:use-window-font-color="true" fo:font-weight="normal" officeooo:rsid="0047c7d9" officeooo:paragraph-rsid="0047c7d9" style:font-weight-asian="normal" style:font-weight-complex="normal"/>
    </style:style>
    <style:style style:name="P32" style:family="paragraph" style:parent-style-name="Standard">
      <style:text-properties style:use-window-font-color="true" fo:font-weight="normal" officeooo:rsid="0049c384" officeooo:paragraph-rsid="0049c384" style:font-weight-asian="normal" style:font-weight-complex="normal"/>
    </style:style>
    <style:style style:name="P33" style:family="paragraph" style:parent-style-name="Standard">
      <style:text-properties style:use-window-font-color="true" fo:font-weight="normal" officeooo:rsid="0049c384" officeooo:paragraph-rsid="0035396b" style:font-weight-asian="normal" style:font-weight-complex="normal"/>
    </style:style>
    <style:style style:name="P34" style:family="paragraph" style:parent-style-name="Standard">
      <style:text-properties style:use-window-font-color="true" fo:font-weight="normal" officeooo:rsid="0049c384" officeooo:paragraph-rsid="004a6e66" style:font-weight-asian="normal" style:font-weight-complex="normal"/>
    </style:style>
    <style:style style:name="P35" style:family="paragraph" style:parent-style-name="Standard">
      <style:text-properties style:use-window-font-color="true" fo:font-weight="normal" officeooo:rsid="0049c384" officeooo:paragraph-rsid="004b40c2" style:font-weight-asian="normal" style:font-weight-complex="normal"/>
    </style:style>
    <style:style style:name="P36" style:family="paragraph" style:parent-style-name="Standard">
      <style:text-properties style:use-window-font-color="true" fo:font-weight="normal" officeooo:rsid="004a6e66" officeooo:paragraph-rsid="004a6e66" style:font-weight-asian="normal" style:font-weight-complex="normal"/>
    </style:style>
    <style:style style:name="P37" style:family="paragraph" style:parent-style-name="Standard">
      <style:text-properties style:use-window-font-color="true" fo:font-weight="normal" officeooo:rsid="002b4386" officeooo:paragraph-rsid="002e2424" style:font-weight-asian="normal" style:font-weight-complex="normal"/>
    </style:style>
    <style:style style:name="P38" style:family="paragraph" style:parent-style-name="Standard">
      <style:text-properties style:use-window-font-color="true" fo:font-weight="normal" officeooo:rsid="0035396b" officeooo:paragraph-rsid="002e2424" style:font-weight-asian="normal" style:font-weight-complex="normal"/>
    </style:style>
    <style:style style:name="P39" style:family="paragraph" style:parent-style-name="Standard">
      <style:text-properties style:use-window-font-color="true" fo:font-weight="normal" officeooo:rsid="0049c384" officeooo:paragraph-rsid="004b40c2" style:font-weight-asian="normal" style:font-weight-complex="normal"/>
    </style:style>
    <style:style style:name="P40" style:family="paragraph" style:parent-style-name="Standard">
      <style:text-properties style:use-window-font-color="true" fo:font-weight="normal" officeooo:rsid="0049c384" officeooo:paragraph-rsid="004eaf59" style:font-weight-asian="normal" style:font-weight-complex="normal"/>
    </style:style>
    <style:style style:name="P41" style:family="paragraph" style:parent-style-name="Standard">
      <style:text-properties style:use-window-font-color="true" fo:font-weight="normal" officeooo:rsid="0049c384" officeooo:paragraph-rsid="004f96e6" style:font-weight-asian="normal" style:font-weight-complex="normal"/>
    </style:style>
    <style:style style:name="P42" style:family="paragraph" style:parent-style-name="Standard">
      <style:text-properties style:use-window-font-color="true" fo:font-weight="normal" officeooo:rsid="0049c384" officeooo:paragraph-rsid="0051112d" style:font-weight-asian="normal" style:font-weight-complex="normal"/>
    </style:style>
    <style:style style:name="P43" style:family="paragraph" style:parent-style-name="Standard">
      <style:text-properties style:use-window-font-color="true" fo:font-weight="normal" officeooo:rsid="004f96e6" officeooo:paragraph-rsid="004f96e6" style:font-weight-asian="normal" style:font-weight-complex="normal"/>
    </style:style>
    <style:style style:name="P44" style:family="paragraph" style:parent-style-name="Standard">
      <style:text-properties style:use-window-font-color="true" fo:font-weight="normal" officeooo:rsid="004f96e6" officeooo:paragraph-rsid="004fa78b" style:font-weight-asian="normal" style:font-weight-complex="normal"/>
    </style:style>
    <style:style style:name="P45" style:family="paragraph" style:parent-style-name="Standard">
      <style:text-properties style:use-window-font-color="true" fo:font-weight="normal" officeooo:rsid="00557326" officeooo:paragraph-rsid="00557326" style:font-weight-asian="normal" style:font-weight-complex="normal"/>
    </style:style>
    <style:style style:name="P46" style:family="paragraph" style:parent-style-name="Preformatted_20_Text">
      <style:text-properties style:use-window-font-color="true" fo:font-weight="bold" officeooo:rsid="0052509f" officeooo:paragraph-rsid="0052509f" style:font-weight-asian="bold" style:font-weight-complex="bold"/>
    </style:style>
    <style:style style:name="P47" style:family="paragraph" style:parent-style-name="Preformatted_20_Text">
      <style:text-properties style:use-window-font-color="true" fo:font-weight="bold" officeooo:rsid="0058d71b" officeooo:paragraph-rsid="0058d71b" style:font-weight-asian="bold" style:font-weight-complex="bold"/>
    </style:style>
    <style:style style:name="P48" style:family="paragraph" style:parent-style-name="Preformatted_20_Text">
      <style:text-properties style:use-window-font-color="true" fo:font-weight="normal" officeooo:rsid="0052509f" officeooo:paragraph-rsid="0052509f" style:font-weight-asian="normal" style:font-weight-complex="normal"/>
    </style:style>
    <style:style style:name="P49" style:family="paragraph" style:parent-style-name="Preformatted_20_Text">
      <style:text-properties style:use-window-font-color="true" fo:font-weight="normal" officeooo:rsid="0052509f" officeooo:paragraph-rsid="00883345" style:font-weight-asian="normal" style:font-weight-complex="normal"/>
    </style:style>
    <style:style style:name="P50" style:family="paragraph" style:parent-style-name="Preformatted_20_Text">
      <style:text-properties style:use-window-font-color="true" fo:font-weight="normal" officeooo:rsid="0052509f" officeooo:paragraph-rsid="008f3fd7" style:font-weight-asian="normal" style:font-weight-complex="normal"/>
    </style:style>
    <style:style style:name="P51" style:family="paragraph" style:parent-style-name="Preformatted_20_Text">
      <style:text-properties style:use-window-font-color="true" fo:font-weight="normal" officeooo:rsid="0058d71b" officeooo:paragraph-rsid="0058d71b" style:font-weight-asian="normal" style:font-weight-complex="normal"/>
    </style:style>
    <style:style style:name="P52" style:family="paragraph" style:parent-style-name="Preformatted_20_Text">
      <style:text-properties style:use-window-font-color="true" fo:font-weight="normal" officeooo:rsid="00599125" officeooo:paragraph-rsid="00599125" style:font-weight-asian="normal" style:font-weight-complex="normal"/>
    </style:style>
    <style:style style:name="P53" style:family="paragraph" style:parent-style-name="Preformatted_20_Text">
      <style:text-properties style:use-window-font-color="true" fo:font-weight="normal" officeooo:rsid="00617f98" officeooo:paragraph-rsid="00617f98" style:font-weight-asian="normal" style:font-weight-complex="normal"/>
    </style:style>
    <style:style style:name="P54" style:family="paragraph" style:parent-style-name="Preformatted_20_Text">
      <style:text-properties style:use-window-font-color="true" fo:font-weight="normal" officeooo:rsid="00677e30" officeooo:paragraph-rsid="00677e30" style:font-weight-asian="normal" style:font-weight-complex="normal"/>
    </style:style>
    <style:style style:name="P55" style:family="paragraph" style:parent-style-name="Preformatted_20_Text">
      <style:text-properties style:use-window-font-color="true" fo:font-weight="normal" officeooo:rsid="00839ea6" officeooo:paragraph-rsid="0052509f" style:font-weight-asian="normal" style:font-weight-complex="normal"/>
    </style:style>
    <style:style style:name="P56" style:family="paragraph" style:parent-style-name="Preformatted_20_Text">
      <style:text-properties style:use-window-font-color="true" fo:font-weight="normal" officeooo:rsid="00839ea6" officeooo:paragraph-rsid="00839ea6" style:font-weight-asian="normal" style:font-weight-complex="normal"/>
    </style:style>
    <style:style style:name="P57" style:family="paragraph" style:parent-style-name="Preformatted_20_Text">
      <style:text-properties style:use-window-font-color="true" fo:font-size="14pt" fo:font-weight="bold" officeooo:rsid="00599125" officeooo:paragraph-rsid="00599125" style:font-size-asian="10pt" style:font-weight-asian="bold" style:font-size-complex="10pt" style:font-weight-complex="bold"/>
    </style:style>
    <style:style style:name="P58" style:family="paragraph" style:parent-style-name="Preformatted_20_Text">
      <style:text-properties officeooo:paragraph-rsid="00599125"/>
    </style:style>
    <style:style style:name="P59" style:family="paragraph" style:parent-style-name="Preformatted_20_Text">
      <style:text-properties officeooo:paragraph-rsid="00690354"/>
    </style:style>
    <style:style style:name="P60" style:family="paragraph" style:parent-style-name="Preformatted_20_Text">
      <style:text-properties officeooo:paragraph-rsid="0070d73e"/>
    </style:style>
    <style:style style:name="P61" style:family="paragraph" style:parent-style-name="Preformatted_20_Text">
      <style:text-properties officeooo:paragraph-rsid="008f3fd7"/>
    </style:style>
    <style:style style:name="P62"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style:use-window-font-color="true" fo:font-weight="normal" officeooo:rsid="0052509f" officeooo:paragraph-rsid="0052509f" style:font-weight-asian="normal" style:font-weight-complex="normal"/>
    </style:style>
    <style:style style:name="T1" style:family="text">
      <style:text-properties fo:color="#ff0000"/>
    </style:style>
    <style:style style:name="T2" style:family="text">
      <style:text-properties fo:color="#008000"/>
    </style:style>
    <style:style style:name="T3" style:family="text">
      <style:text-properties fo:color="#0000ff" fo:font-weight="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6e14bf" style:font-weight-asian="bold" style:font-weight-complex="bold"/>
    </style:style>
    <style:style style:name="T7" style:family="text">
      <style:text-properties officeooo:rsid="00443ac5"/>
    </style:style>
    <style:style style:name="T8" style:family="text">
      <style:text-properties officeooo:rsid="004fa78b"/>
    </style:style>
    <style:style style:name="T9" style:family="text">
      <style:text-properties officeooo:rsid="005d0e01"/>
    </style:style>
    <style:style style:name="T10" style:family="text">
      <style:text-properties style:use-window-font-color="true" fo:font-weight="normal" officeooo:rsid="00599125" style:font-weight-asian="normal" style:font-weight-complex="normal"/>
    </style:style>
    <style:style style:name="T11" style:family="text">
      <style:text-properties style:use-window-font-color="true" fo:font-weight="normal" officeooo:rsid="0052509f" style:font-weight-asian="normal" style:font-weight-complex="normal"/>
    </style:style>
    <style:style style:name="T12" style:family="text">
      <style:text-properties style:use-window-font-color="true" fo:font-weight="normal" officeooo:rsid="00617f98" style:font-weight-asian="normal" style:font-weight-complex="normal"/>
    </style:style>
    <style:style style:name="T13" style:family="text">
      <style:text-properties style:use-window-font-color="true" fo:font-weight="normal" officeooo:rsid="00690354" style:font-weight-asian="normal" style:font-weight-complex="normal"/>
    </style:style>
    <style:style style:name="T14" style:family="text">
      <style:text-properties style:use-window-font-color="true" fo:font-weight="normal" officeooo:rsid="009122ef" style:font-weight-asian="normal" style:font-weight-complex="normal"/>
    </style:style>
    <style:style style:name="T15" style:family="text">
      <style:text-properties style:use-window-font-color="true" fo:font-size="12pt" fo:font-weight="bold" officeooo:rsid="00599125" style:font-size-asian="10pt" style:font-weight-asian="bold" style:font-size-complex="10pt" style:font-weight-complex="bold"/>
    </style:style>
    <style:style style:name="T16" style:family="text">
      <style:text-properties style:use-window-font-color="true" fo:font-weight="bold" officeooo:rsid="00617f98" style:font-weight-asian="bold" style:font-weight-complex="bold"/>
    </style:style>
    <style:style style:name="T17" style:family="text">
      <style:text-properties style:use-window-font-color="true" officeooo:rsid="0052509f"/>
    </style:style>
    <style:style style:name="T18" style:family="text">
      <style:text-properties style:use-window-font-color="true" officeooo:rsid="008f3fd7"/>
    </style:style>
    <style:style style:name="T19" style:family="text">
      <style:text-properties officeooo:rsid="0060a15a"/>
    </style:style>
    <style:style style:name="T20" style:family="text">
      <style:text-properties officeooo:rsid="0062748b"/>
    </style:style>
    <style:style style:name="T21" style:family="text">
      <style:text-properties fo:font-size="12pt" fo:font-weight="bold" style:font-size-asian="10pt" style:font-weight-asian="bold" style:font-size-complex="10pt" style:font-weight-complex="bold"/>
    </style:style>
    <style:style style:name="T22" style:family="text">
      <style:text-properties officeooo:rsid="006c35a3"/>
    </style:style>
    <style:style style:name="T23" style:family="text">
      <style:text-properties officeooo:rsid="006e14bf"/>
    </style:style>
    <style:style style:name="T24" style:family="text">
      <style:text-properties officeooo:rsid="007f095e"/>
    </style:style>
    <style:style style:name="T25" style:family="text">
      <style:text-properties officeooo:rsid="0081d9bd"/>
    </style:style>
    <style:style style:name="T26" style:family="text">
      <style:text-properties officeooo:rsid="00883345"/>
    </style:style>
    <style:style style:name="T27" style:family="text">
      <style:text-properties officeooo:rsid="008a8d14"/>
    </style:style>
    <style:style style:name="T28" style:family="text">
      <style:text-properties officeooo:rsid="008c06cd"/>
    </style:style>
    <style:style style:name="T29" style:family="text">
      <style:text-properties officeooo:rsid="008c8fbf"/>
    </style:style>
    <style:style style:name="T30" style:family="text">
      <style:text-properties officeooo:rsid="008e620a"/>
    </style:style>
    <style:style style:name="T31" style:family="text">
      <style:text-properties officeooo:rsid="008f3f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fter compiling:</text:p>
      <text:p text:style-name="P51"/>
      <text:p text:style-name="P51">Sketch uses 274756 bytes (26%) of program storage space. Maximum is 1044464 bytes.</text:p>
      <text:p text:style-name="P51"/>
      <text:p text:style-name="P51">Global variables use 36544 bytes (44%) of dynamic memory, leaving 45376 bytes for local variables. Maximum is 81920 bytes.</text:p>
      <text:p text:style-name="P48"/>
      <text:p text:style-name="P57">Memory is:</text:p>
      <text:p text:style-name="P52"><text:a xlink:type="simple" xlink:href="https://tech.scargill.net/esp8266-ram/" text:style-name="Internet_20_link" text:visited-style-name="Visited_20_Internet_20_Link">https://tech.scargill.net/esp8266-ram/</text:a></text:p>
      <text:p text:style-name="P52"><text:a xlink:type="simple" xlink:href="https://github.com/esp8266/Arduino/issues/3031" text:style-name="Internet_20_link" text:visited-style-name="Visited_20_Internet_20_Link">https://github.com/esp8266/Arduino/issues/3031</text:a></text:p>
      <text:p text:style-name="P52"/>
      <text:p text:style-name="P52"/>
      <text:p text:style-name="P58"><text:span text:style-name="T15">Flash:</text:span><text:span text:style-name="T10"> </text:span>.<text:span text:style-name="Strong_20_Emphasis">irom0.text</text:span> </text:p>
      <text:p text:style-name="P52"/>
      <text:p text:style-name="P52"/>
      <text:p text:style-name="P52"><text:span text:style-name="T21">RAM (dynamic)</text:span> <text:span text:style-name="T20">it’s 80 KBytes or 81920 bytes.</text:span> <text:span text:style-name="T20">Composed into</text:span> <text:span text:style-name="T19">6 sectors:</text:span></text:p>
      <text:p text:style-name="P52"/>
      <text:p text:style-name="P50"><text:span text:style-name="Strong_20_Emphasis">.data </text:span><text:span text:style-name="Strong_20_Emphasis"><text:span text:style-name="T31">(</text:span></text:span><text:span text:style-name="Strong_20_Emphasis">**</text:span><text:span text:style-name="Strong_20_Emphasis"><text:span text:style-name="T31">)</text:span></text:span> is used for “initiali<text:span text:style-name="T25">z</text:span>ed” data </text:p>
      <text:p text:style-name="P48"/>
      <text:p text:style-name="P50"><text:span text:style-name="Strong_20_Emphasis">.rodata </text:span><text:span text:style-name="Strong_20_Emphasis"><text:span text:style-name="T31">(</text:span></text:span><text:span text:style-name="Strong_20_Emphasis">**</text:span><text:span text:style-name="Strong_20_Emphasis"><text:span text:style-name="T31">)</text:span></text:span> is used read only data </text:p>
      <text:p text:style-name="P48"/>
      <text:p text:style-name="P50"><text:span text:style-name="Strong_20_Emphasis">.bss </text:span><text:span text:style-name="Strong_20_Emphasis"><text:span text:style-name="T31">(</text:span></text:span><text:span text:style-name="Strong_20_Emphasis">**</text:span><text:span text:style-name="Strong_20_Emphasis"><text:span text:style-name="T31">)</text:span></text:span> is used for variables which are not initia<text:span text:style-name="T25">liz</text:span>ed. </text:p>
      <text:p text:style-name="P48"/>
      <text:p text:style-name="P61"><text:span text:style-name="Strong_20_Emphasis"><text:span text:style-name="T17">.text </text:span></text:span><text:span text:style-name="Strong_20_Emphasis"><text:span text:style-name="T18">(</text:span></text:span><text:span text:style-name="Strong_20_Emphasis"><text:span text:style-name="T17">**</text:span></text:span><text:span text:style-name="Strong_20_Emphasis"><text:span text:style-name="T18">)</text:span></text:span><text:span text:style-name="T11"> is used for CODE that is not in FLASH</text:span><text:span text:style-name="T14"> – </text:span>limited to 32K<text:span text:style-name="T22">B</text:span> </text:p>
      <text:p text:style-name="P60"><text:span text:style-name="T23">(</text:span><text:span text:style-name="T6">**</text:span><text:span text:style-name="T23"> All of these 3 sections must fit, by sum, in the first 64KB of the (usually) 512KB Flash since they are in Flash as well – the image containing them is called </text:span>app.v6.flash.bin<text:span text:style-name="T23">)</text:span></text:p>
      <text:p text:style-name="P48"/>
      <text:p text:style-name="P53"><text:span text:style-name="T5">heap</text:span> </text:p>
      <text:p text:style-name="P54"/>
      <text:p text:style-name="P54"/>
      <text:p text:style-name="P59"><text:span text:style-name="T16">stack</text:span><text:span text:style-name="T12"> - </text:span><text:span text:style-name="T13">they always say max</text:span> on the ESP is 4KB. <text:span text:style-name="T30">Someone says: it</text:span> is the amount of RAM usable for storing local variables and subroutine nested return data.</text:p>
      <text:p text:style-name="P55"/>
      <text:p text:style-name="P48">/*</text:p>
      <text:p text:style-name="P48"><text:s text:c="2"/>Serial.println( "Free heap = " + String(ESP.getFreeHeap()) );</text:p>
      <text:p text:style-name="P48"><text:s text:c="2"/>Serial.printf( "Free heap1 = %d\n", system_get_free_heap_size() );</text:p>
      <text:p text:style-name="P48"><text:s text:c="2"/>system_print_meminfo(); //<text:span text:style-name="T28">needs to have Serial.setDebugOutput(true); before</text:span></text:p>
      <text:p text:style-name="P48"><text:s text:c="2"/></text:p>
      <text:p text:style-name="P48"><text:s text:c="2"/>/*</text:p>
      <text:p text:style-name="P48"><text:s text:c="3"/>* <text:s/>data <text:s/>: 0x3ffe8000 ~ 0x3ffe8520, len: 1312</text:p>
      <text:p text:style-name="P48"><text:s text:c="6"/>rodata: 0x3ffe8520 ~ 0x3ffe95f0, len: 4304</text:p>
      <text:p text:style-name="P48"><text:s text:c="6"/>bss <text:s text:c="2"/>: 0x3ffe95f0 ~ 0x3fff0ec0, len: 30928</text:p>
      <text:p text:style-name="P48"><text:s text:c="6"/>heap <text:s/>: 0x3fff0ec0 ~ 0x3fffc000, len: 45376</text:p>
      <text:p text:style-name="P49"><text:s text:c="3"/>*/<text:span text:style-name="T26">odd that the sum of </text:span>1312, 4304, 30928, <text:span text:style-name="T26">and </text:span>45376 <text:span text:style-name="T26">is 80KB. Without the stack!</text:span></text:p>
      <text:p text:style-name="P48">*/</text:p>
      <text:p text:style-name="P48"/>
      <text:p text:style-name="P48"/>
      <text:p text:style-name="P48"/>
      <text:p text:style-name="P48"/>
      <text:p text:style-name="P48"><text:a xlink:type="simple" xlink:href="https://github.com/esp8266/Arduino/issues/3597" text:style-name="Internet_20_link" text:visited-style-name="Visited_20_Internet_20_Link">https://github.com/esp8266/Arduino/issues/3597</text:a></text:p>
      <text:p text:style-name="P48"/>
      <text:p text:style-name="P48"><text:span text:style-name="T24">D</text:span>eclarations inside functions are on the stack, which on the ESP is at max 4KB. <text:span text:style-name="T27">O</text:span>bjects allocated with new, malloc, or self-managed objects, such as String or std::string, are on the heap. </text:p>
      <text:p text:style-name="P48"/>
      <text:p text:style-name="P48">On the ESP, you have a trade-off: using the stack is best to reduce mem fragmentation, but the stack is tiny so you must be careful about blowing it up. <text:soft-page-break/>Allocating on the heap gives you the entire range of available mem, but you could run into fragmentation, which reduces the size of largest chunk possble at any moment. In addition, if you do use the heap, you should a std container, a smart pointer, or implement your own self-managed object, because <text:span text:style-name="Emphasis">Reasons</text:span>. </text:p>
      <text:p text:style-name="P48"/>
      <text:p text:style-name="P62"/>
      <text:p text:style-name="P48"/>
      <text:p text:style-name="P48"/>
      <text:p text:style-name="P48">Free heap = 41368 <text:span text:style-name="T9">Bytes (I guess) </text:span></text:p>
      <text:p text:style-name="P48"/>
      <text:p text:style-name="P48"/>
      <text:p text:style-name="P48"/>
      <text:p text:style-name="P48"/>
      <text:p text:style-name="P48"/>
      <text:p text:style-name="P46">Some of these I knew by clicking on Help --&gt; Environment (e.g.)</text:p>
      <text:p text:style-name="P11"/>
      <text:p text:style-name="P29">What the “Exception Decoder” means with “core” is:</text:p>
      <text:p text:style-name="P32">C:\Users\Dirani\AppData\Local\Arduino15\packages\esp8266\hardware\esp8266\2.4.1\tools\sdk\lwip\src\core</text:p>
      <text:p text:style-name="P36">inside there is tcp.c</text:p>
      <text:p text:style-name="P34"/>
      <text:p text:style-name="P32"/>
      <text:p text:style-name="P32">C:\Users\Dirani\AppData\Local\Packages\ArduinoLLC.ArduinoIDE_mdqgnx93n4wtt\LocalCache\Local\Arduino15\packages\esp8266\hardware\esp8266\2.3.0\tools\sdk\lwip\src\core</text:p>
      <text:p text:style-name="P31">inside you’ll see: tcp.c</text:p>
      <text:p text:style-name="P26"/>
      <text:p text:style-name="P38"/>
      <text:p text:style-name="P28">C:\Users\Dirani\AppData\Local\Arduino15\packages\arduino\hardware\avr\1.6.21\firmwares\wifishield\wifiHD\src\SOFTWARE_FRAMEWORK\SERVICES\LWIP\lwip-1.3.2\src\core</text:p>
      <text:p text:style-name="P35">inside there is: tcp.c</text:p>
      <text:p text:style-name="P35"/>
      <text:p text:style-name="P43">Related to Arduino IDE in Program Files</text:p>
      <text:p text:style-name="P35">C:\Program Files\WindowsApps\ArduinoLLC.ArduinoIDE_1.8.10.0_x86__mdqgnx93n4wtt\hardware\arduino\avr\firmwares\wifishield\wifiHD\src\SOFTWARE_FRAMEWORK\SERVICES\LWIP\lwip-1.3.2\src\core</text:p>
      <text:p text:style-name="P40">inside there is: tcp.c</text:p>
      <text:p text:style-name="P40"/>
      <text:p text:style-name="P43">Related to Arduino in Program Files x86</text:p>
      <text:p text:style-name="P43">C:\Program Files (x86)\Arduino\libraries\WiFi\extras\wifiHD\src\SOFTWARE_FRAMEWORK\SERVICES\LWIP\lwip-1.3.2\src\core</text:p>
      <text:p text:style-name="P41">inside there is: tcp.c</text:p>
      <text:p text:style-name="P41"/>
      <text:p text:style-name="P44">Related to Arduino in Program Files x86 <text:span text:style-name="T8">(1)</text:span></text:p>
      <text:p text:style-name="P44">C:\Program Files (x86)\Arduino\hardware\arduino\avr\firmwares\wifishield\wifiHD\src\SOFTWARE_FRAMEWORK\SERVICES\LWIP\lwip-1.3.2\src\core</text:p>
      <text:p text:style-name="P42">inside there is: tcp.c</text:p>
      <text:p text:style-name="P44"/>
      <text:p text:style-name="P45">Also in D:\…</text:p>
      <text:p text:style-name="P45"/>
      <text:p text:style-name="P45"/>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C:\Users\Dirani\Documents\Arduino\libraries\ESPAsyncTCP-master\src\<text:span text:style-name="T4">ESPAsyncTCP.cpp</text:span></text:p>
      <text:p text:style-name="P26"/>
      <text:p text:style-name="P30">This comes from the compilation of the sketch:</text:p>
      <text:p text:style-name="P27">C:\Users\Dirani\AppData\Local\Arduino15\packages\esp8266\hardware\esp8266\2.4.1<text:span text:style-name="T7">\</text:span></text:p>
      <text:p text:style-name="P27">C:\Users\Dirani\AppData\Local\Arduino15\packages\esp8266\hardware\esp8266\2.4.1\cores\esp8266</text:p>
      <text:p text:style-name="P27"/>
      <text:p text:style-name="P33"/>
      <text:p text:style-name="P26"/>
      <text:p text:style-name="P26"/>
      <text:p text:style-name="P26"/>
      <text:p text:style-name="P26"/>
      <text:p text:style-name="P26"/>
      <text:p text:style-name="P26"/>
      <text:p text:style-name="P9">In the Serial window:</text:p>
      <text:p text:style-name="P9"/>
      <text:p text:style-name="P9">...</text:p>
      <text:p text:style-name="P9"/>
      <text:p text:style-name="P9">onConnect triggered for port 3554. Success.</text:p>
      <text:p text:style-name="P9"/>
      <text:p text:style-name="P9"/>
      <text:p text:style-name="P9">Right after writing to intermediate server.</text:p>
      <text:p text:style-name="P9">out of Disconnect event for port 3555</text:p>
      <text:p text:style-name="P9"/>
      <text:p text:style-name="P9"/>
      <text:p text:style-name="P9"/>
      <text:p text:style-name="P9">Exception (3):</text:p>
      <text:p text:style-name="P9">epc1=0x401000cf epc2=0x00000000 epc3=0x00000000 excvaddr=0x400452b6 depc=0x00000000</text:p>
      <text:p text:style-name="P9"/>
      <text:p text:style-name="P9">ctx: cont </text:p>
      <text:p text:style-name="P9">sp: 3fff04b0 end: 3fff0790 offset: 01a0</text:p>
      <text:p text:style-name="P9"/>
      <text:p text:style-name="P9">&gt;&gt;&gt;stack&gt;&gt;&gt;</text:p>
      <text:p text:style-name="P9">3fff0650: <text:s/>3fff2224 0000002a 3ffe8902 3ffef2a0 <text:s/></text:p>
      <text:p text:style-name="P9">3fff0660: <text:s/>3ffef684 000002b2 000002b2 4010020c <text:s/></text:p>
      <text:p text:style-name="P9">3fff0670: <text:s/>3fff190c 00000000 3fff06c0 40100690 <text:s/></text:p>
      <text:p text:style-name="P9">3fff0680: <text:s/>4023993c 0000001d 00000338 4020667c <text:s/></text:p>
      <text:p text:style-name="P9">3fff0690: <text:s/>3ffef684 00000000 3fff06c0 4020247f <text:s/></text:p>
      <text:p text:style-name="P9">3fff06a0: <text:s/>3fff190c 00000001 3ffef1e0 40206994 <text:s/></text:p>
      <text:p text:style-name="P9">3fff06b0: <text:s/>3ffef121 3ffef120 3ffef1e0 402059be <text:s/></text:p>
      <text:p text:style-name="P9">3fff06c0: <text:s/>3fff2244 0000001d 40202454 40202250 <text:s/></text:p>
      <text:p text:style-name="P9"><text:soft-page-break/>3fff06d0: <text:s/>00000000 3ffef1c8 3ffef1c8 40205a06 <text:s/></text:p>
      <text:p text:style-name="P9">3fff06e0: <text:s/>4022f5f7 3ffef1c8 00000000 402030d2 <text:s/></text:p>
      <text:p text:style-name="P9">3fff06f0: <text:s/>3fff2454 402042ec 40202454 40202250 <text:s/></text:p>
      <text:p text:style-name="P9">3fff0700: <text:s/>00000000 3ffef1c8 3fff190c 40203aac <text:s/></text:p>
      <text:p text:style-name="P9">3fff0710: <text:s/>000002ee 3ffef4c4 00000003 3ffef768 <text:s/></text:p>
      <text:p text:style-name="P9">3fff0720: <text:s/>3fffdad0 00000000 3ffeeff8 40203e5d <text:s/></text:p>
      <text:p text:style-name="P9">3fff0730: <text:s/>40107040 00000000 00001388 402013e3 <text:s/></text:p>
      <text:p text:style-name="P9">3fff0740: <text:s/>00000000 00000000 00000004 40202745 <text:s/></text:p>
      <text:p text:style-name="P9">3fff0750: <text:s/>3ffef02c 00000006 3ffef430 3ffef768 <text:s/></text:p>
      <text:p text:style-name="P9">3fff0760: <text:s/>00000000 00000000 00000001 3ffef768 <text:s/></text:p>
      <text:p text:style-name="P9">3fff0770: <text:s/>3fffdad0 00000000 3ffef761 40206790 <text:s/></text:p>
      <text:p text:style-name="P9">3fff0780: <text:s/>feefeffe feefeffe 3ffef770 40100710 <text:s/></text:p>
      <text:p text:style-name="P9">&lt;&lt;&lt;stack&lt;&lt;&lt;</text:p>
      <text:p text:style-name="P9"/>
      <text:p text:style-name="P9"><text:s/>ets Jan <text:s/>8 2013,rst cause:2, boot mode:(3,7)</text:p>
      <text:p text:style-name="P9"/>
      <text:p text:style-name="P9">load 0x4010f000, len 1384, room 16 </text:p>
      <text:p text:style-name="P9">tail 8</text:p>
      <text:p text:style-name="P9">chksum 0x2d</text:p>
      <text:p text:style-name="P9">csum 0x2d</text:p>
      <text:p text:style-name="P9">v614f7c32</text:p>
      <text:p text:style-name="P9">~ld</text:p>
      <text:p text:style-name="P9"/>
      <text:p text:style-name="P9">.......Ready</text:p>
      <text:p text:style-name="P9">digitalWrite</text:p>
      <text:p text:style-name="P9">digitalWrite</text:p>
      <text:p text:style-name="P9">digitalWrite</text:p>
      <text:p text:style-name="P9"/>
      <text:p text:style-name="P9">etc…</text:p>
      <text:p text:style-name="P9"/>
      <text:p text:style-name="P9"/>
      <text:p text:style-name="P1">Exception 3: LoadStoreError: Processor internal physical address or data error during load or store</text:p>
      <text:p text:style-name="Preformatted_20_Text"><text:span text:style-name="T1">PC</text:span>: <text:span text:style-name="T2">0x401000cf: </text:span><text:span text:style-name="T3">umm_disconnect_from_free_list</text:span> at C:\Users\Dirani\AppData\Local\Arduino15\packages\esp8266\hardware\esp8266\2.4.1\cores\esp8266\umm_malloc\<text:span text:style-name="T4">umm_malloc.c</text:span> line <text:span text:style-name="T4">1156</text:span></text:p>
      <text:p text:style-name="Preformatted_20_Text"><text:span text:style-name="T1">EXCVADDR</text:span>: <text:span text:style-name="T2">0x400452b6</text:span></text:p>
      <text:p text:style-name="Preformatted_20_Text"/>
      <text:p text:style-name="P8">Decoding stack results</text:p>
      <text:p text:style-name="Preformatted_20_Text"><text:span text:style-name="T2">0x4010020c: </text:span><text:span text:style-name="T3">_umm_free</text:span> at C:\Users\Dirani\AppData\Local\Arduino15\packages\esp8266\hardware\esp8266\2.4.1\cores\esp8266\umm_malloc\<text:span text:style-name="T4">umm_malloc.c</text:span> line <text:span text:style-name="T4">1291</text:span></text:p>
      <text:p text:style-name="Preformatted_20_Text"><text:span text:style-name="T2">0x40100690: </text:span><text:span text:style-name="T3">free</text:span> at C:\Users\Dirani\AppData\Local\Arduino15\packages\esp8266\hardware\esp8266\2.4.1\cores\esp8266\umm_malloc\<text:span text:style-name="T4">umm_malloc.c</text:span> line <text:span text:style-name="T4">1739</text:span></text:p>
      <text:p text:style-name="Preformatted_20_Text"><text:span text:style-name="T2">0x4020667c: </text:span><text:span text:style-name="T3">operator delete(void*)</text:span> at C:\Users\Dirani\AppData\Local\Arduino15\packages\esp8266\hardware\esp8266\2.4.1\cores\esp8266\<text:span text:style-name="T4">abi.cpp</text:span> line <text:span text:style-name="T4">40</text:span></text:p>
      <text:p text:style-name="Preformatted_20_Text"><text:span text:style-name="T2">0x4020247f: </text:span><text:span text:style-name="T3">std::_Function_base::_Base_manager::_M_manager(std::_Any_data&amp;, std::_Function_base::_Base_manager const&amp;, std::_Manager_operation)</text:span> at c:\users\dirani\appdata\local\arduino15\packages\esp8266\tools\xtensa-lx106-elf-gcc\1.20.0-26-gb404fb9-2\xtensa-lx106-elf\include\c++\4.8.2/<text:span text:style-name="T4">functional</text:span> line <text:span text:style-name="T4">1954</text:span></text:p>
      <text:p text:style-name="Preformatted_20_Text"><text:span text:style-name="T2">0x40206994: </text:span><text:span text:style-name="T3">std::_Function_base::~_Function_base()</text:span> at c:\users\dirani\appdata\local\arduino15\packages\esp8266\tools\xtensa-lx106-elf-gcc\1.20.0-26-gb404fb9-2\xtensa-lx106-elf\include\c++\4.8.2/<text:span text:style-name="T4">functional</text:span> line <text:span text:style-name="T4">2031</text:span></text:p>
      <text:p text:style-name="Preformatted_20_Text"><text:span text:style-name="T2">0x402059be: </text:span><text:span text:style-name="T3">std::function::operator=&amp;&gt;(std::function&amp;)</text:span> at c:\users\dirani\appdata\local\arduino15\packa<text:span text:style-name="T5">ges\esp8266\tools\xtensa-lx106-</text:span>elf-gcc\1.20.0-26-gb404fb9-2\xtensa-lx106-elf\include\c++\4.8.2/<text:span text:style-name="T4">functional</text:span> line <text:span text:style-name="T4">2331</text:span></text:p>
      <text:p text:style-name="Preformatted_20_Text"><text:span text:style-name="T2">0x40202454: </text:span><text:span text:style-name="T3">std::_Function_base::_Base_manager::_M_manager(std::_Any_data&amp;, std::_Function_base::_Base_manager const&amp;, std::_Manager_operation)</text:span> at c:\users\dirani\appdata\local\arduino15\packages\esp8266\tools\xtensa-lx106-elf-gcc\1.20.0-26-gb404fb9-2\xtensa-lx106-elf\include\c++\4.8.2/<text:span text:style-name="T4">functional</text:span> line <text:span text:style-name="T4">1931</text:span></text:p>
      <text:p text:style-name="Preformatted_20_Text"><text:soft-page-break/><text:span text:style-name="T2">0x40202250: </text:span><text:span text:style-name="T3">std::_Function_handler::_M_invoke(std::_Any_data const&amp;, void*, AsyncClient*)</text:span> at C:\Users\Dirani\AppData\Local\Temp\arduino_build_591880\sketch/<text:span text:style-name="T4">Intermediate.h</text:span> line <text:span text:style-name="T4">155</text:span></text:p>
      <text:p text:style-name="Preformatted_20_Text"><text:span text:style-name="T2">0x40205a06: </text:span><text:span text:style-name="T3">AsyncClient::onDisconnect(std::function, void*)</text:span> at C:\Users\Dirani\Documents\Arduino\libraries\ESPAsyncTCP-master\src\<text:span text:style-name="T4">ESPAsyncTCP.cpp</text:span> line <text:span text:style-name="T4">687</text:span></text:p>
      <text:p text:style-name="Preformatted_20_Text"><text:span text:style-name="T2">0x402030d2: </text:span><text:span text:style-name="T3">IntermediateOperation::createSocket2()</text:span> at c:\users\dirani\appdata\local\arduino15\packages\esp8266\tools\xtensa-lx106-elf-gcc\1.20.0-26-gb404fb9-2\xtensa-lx106-elf\include\c++\4.8.2/<text:span text:style-name="T4">functional</text:span> line <text:span text:style-name="T4">2174</text:span></text:p>
      <text:p text:style-name="Preformatted_20_Text"><text:span text:style-name="T2">0x402042ec: </text:span><text:span text:style-name="T3">ESP8266WiFiSTAClass::status()</text:span> at C:\Users\Dirani\AppData\Local\Arduino15\packages\esp8266\hardware\esp8266\2.4.1\libraries\ESP8266WiFi\src\<text:span text:style-name="T4">ESP8266WiFiSTA.cpp</text:span> line <text:span text:style-name="T4">484</text:span></text:p>
      <text:p text:style-name="Preformatted_20_Text"><text:span text:style-name="T2">0x40202454: </text:span><text:span text:style-name="T3">std::_Function_base::_Base_manager::_M_manager(std::_Any_data&amp;, std::_Function_base::_Base_manager const&amp;, std::_Manager_operation)</text:span> at c:\users\dirani\appdata\local\arduino15\packages\esp8266\tools\xtensa-lx106-elf-gcc\1.20.0-26-gb404fb9-2\xtensa-lx106-elf\include\c++\4.8.2/<text:span text:style-name="T4">functional</text:span> line <text:span text:style-name="T4">1931</text:span></text:p>
      <text:p text:style-name="Preformatted_20_Text"><text:span text:style-name="T2">0x40202250: </text:span><text:span text:style-name="T3">std::_Function_handler::_M_invoke(std::_Any_data const&amp;, void*, AsyncClient*)</text:span> at C:\Users\Dirani\AppData\Local\Temp\arduino_build_591880\sketch/<text:span text:style-name="T4">Intermediate.h</text:span> line <text:span text:style-name="T4">155</text:span></text:p>
      <text:p text:style-name="Preformatted_20_Text"><text:span text:style-name="T2">0x40203aac: </text:span><text:span text:style-name="T3">IntermediateOperation::checkSocket()</text:span> at C:\Users\Dirani\AppData\Local\Temp\arduino_build_591880\sketch/<text:span text:style-name="T4">Intermediate.h</text:span> line <text:span text:style-name="T4">355</text:span></text:p>
      <text:p text:style-name="Preformatted_20_Text"><text:span text:style-name="T2">0x40203e5d: </text:span><text:span text:style-name="T3">loop()</text:span> at C:\Users\Dirani\Documents\Arduino\STA\STA_6mob_5O5I_Internet_v1.20/<text:span text:style-name="T4">STA_6mob_5O5I_Internet_v1.20.ino</text:span> line <text:span text:style-name="T4">82</text:span></text:p>
      <text:p text:style-name="Preformatted_20_Text"><text:span text:style-name="T2">0x402013e3: </text:span><text:span text:style-name="T3">delay</text:span> at C:\Users\Dirani\AppData\Local\Arduino15\packages\esp8266\hardware\esp8266\2.4.1\cores\esp8266\<text:span text:style-name="T4">core_esp8266_wiring.c</text:span> line <text:span text:style-name="T4">51</text:span></text:p>
      <text:p text:style-name="Preformatted_20_Text"><text:span text:style-name="T2">0x40202745: </text:span><text:span text:style-name="T3">NodeMCU::yieldAndDelay(int)</text:span> at C:\Users\Dirani\AppData\Local\Temp\arduino_build_591880\sketch/<text:span text:style-name="T4">Generic.h</text:span> line <text:span text:style-name="T4">529</text:span></text:p>
      <text:p text:style-name="P12"><text:span text:style-name="T2">0x40206790: </text:span><text:span text:style-name="T3">loop_wrapper()</text:span> at C:\Users\Dirani\AppData\Local\Arduino15\packages\esp8266\hardware\esp8266\2.4.1\cores\esp8266\<text:span text:style-name="T4">core_esp8266_main.cpp</text:span> line <text:span text:style-name="T4">121</text:span></text:p>
      <text:p text:style-name="Standard"/>
      <text:p text:style-name="Standard"/>
      <text:p text:style-name="P14">Another error</text:p>
      <text:p text:style-name="P14"/>
      <text:p text:style-name="P14">Now connecting to intermediate on port 3554</text:p>
      <text:p text:style-name="P14"/>
      <text:p text:style-name="P14"/>
      <text:p text:style-name="P14">onConnect triggered for port 3554. Success.</text:p>
      <text:p text:style-name="P14"/>
      <text:p text:style-name="P14"/>
      <text:p text:style-name="P14">Right after writing to intermediate server.</text:p>
      <text:p text:style-name="P14">out of Disconnect event for port 3555</text:p>
      <text:p text:style-name="P14"/>
      <text:p text:style-name="P14"/>
      <text:p text:style-name="P14">Now connecting to intermediate on port 3555</text:p>
      <text:p text:style-name="P14"/>
      <text:p text:style-name="P14"/>
      <text:p text:style-name="P14">onConnect triggered for port 3555. Success.</text:p>
      <text:p text:style-name="P14"/>
      <text:p text:style-name="P14"/>
      <text:p text:style-name="P14"/>
      <text:p text:style-name="P14">Exception (3):</text:p>
      <text:p text:style-name="P14">epc1=0x401000cf epc2=0x00000000 epc3=0x00000000 excvaddr=0x400452b6 depc=0x00000000</text:p>
      <text:p text:style-name="P14"/>
      <text:p text:style-name="P14">ctx: sys </text:p>
      <text:p text:style-name="P14"><text:soft-page-break/>sp: 3ffffc70 end: 3fffffb0 offset: 01a0</text:p>
      <text:p text:style-name="P14"/>
      <text:p text:style-name="P14">&gt;&gt;&gt;stack&gt;&gt;&gt;</text:p>
      <text:p text:style-name="P14">3ffffe10: <text:s/>20646572 20726f66 74726f70 3fff0a28 <text:s/></text:p>
      <text:p text:style-name="P14">3ffffe20: <text:s/>3ffef684 000002db 000002db 4010020c <text:s/></text:p>
      <text:p text:style-name="P14">3ffffe30: <text:s/>3fff24bc 00000000 3ffffe80 40100690 <text:s/></text:p>
      <text:p text:style-name="P14">3ffffe40: <text:s/>40239924 0000001d 00000008 40206664 <text:s/></text:p>
      <text:p text:style-name="P14">3ffffe50: <text:s/>3fff24bc 00000000 3ffffe80 402023d7 <text:s/></text:p>
      <text:p text:style-name="P14">3ffffe60: <text:s/>00000506 00000002 3ffef1c8 4020697c <text:s/></text:p>
      <text:p text:style-name="P14">3ffffe70: <text:s/>40239924 0000001d 3ffef1c8 40205a94 <text:s/></text:p>
      <text:p text:style-name="P14">3ffffe80: <text:s/>3fff238c 3ffef1c8 402023ac 402032f0 <text:s/></text:p>
      <text:p text:style-name="P14">3ffffe90: <text:s/>3fff24bc 3ffef1c8 00000000 40203384 <text:s/></text:p>
      <text:p text:style-name="P14">3ffffea0: <text:s/>3fff21f4 000002b6 402023ac 402032f0 <text:s/></text:p>
      <text:p text:style-name="P14">3ffffeb0: <text:s/>3fff24bc 3fff0a0c 3ffef1c8 402033a0 <text:s/></text:p>
      <text:p text:style-name="P14">3ffffec0: <text:s/>00000006 00000001 00000020 402055b6 <text:s/></text:p>
      <text:p text:style-name="P14">3ffffed0: <text:s/>0000003a 00000014 3ffef1c8 4020560d <text:s/></text:p>
      <text:p text:style-name="P14">3ffffee0: <text:s/>3fff24bc 3fff0a0c 3fff0a0d 40205620 <text:s/></text:p>
      <text:p text:style-name="P14">3ffffef0: <text:s/>3fff24bc 3fff0a0c 3fff0a0d 4020fb2a <text:s/></text:p>
      <text:p text:style-name="P14">3fffff00: <text:s/>872ba8c0 00000012 00000002 401004d8 <text:s/></text:p>
      <text:p text:style-name="P14">3fffff10: <text:s/>40210000 3ffeb394 402268a3 3fff26a2 <text:s/></text:p>
      <text:p text:style-name="P14">3fffff20: <text:s/>3fff0bb0 3fff2684 3fff0c98 40213c71 <text:s/></text:p>
      <text:p text:style-name="P14">3fffff30: <text:s/>00000014 000002b9 000002b9 3fff0bb0 <text:s/></text:p>
      <text:p text:style-name="P14">3fffff40: <text:s/>3fffdc80 3fff1154 3fff227c 3fff119c <text:s/></text:p>
      <text:p text:style-name="P14">3fffff50: <text:s/>00000008 3fff0bb0 3fff2684 4020d3c5 <text:s/></text:p>
      <text:p text:style-name="P14">3fffff60: <text:s/>3fffdc80 3fff1154 3fff227c 4010453c <text:s/></text:p>
      <text:p text:style-name="P14">3fffff70: <text:s/>4022a84e 3fff1154 3fff227c 4022a860 <text:s/></text:p>
      <text:p text:style-name="P14">3fffff80: <text:s/>3fff2694 3fff2684 00000002 00000000 <text:s/></text:p>
      <text:p text:style-name="P14">3fffff90: <text:s/>40225743 00000000 3fff227c 4022c79f <text:s/></text:p>
      <text:p text:style-name="P14">3fffffa0: <text:s/>40000f49 3fffdab0 3fffdab0 40000f49 <text:s/></text:p>
      <text:p text:style-name="P14">&lt;&lt;&lt;stack&lt;&lt;&lt;</text:p>
      <text:p text:style-name="P14"/>
      <text:p text:style-name="P2">Exception 3: LoadStoreError: Processor internal physical address or data error during load or store</text:p>
      <text:p text:style-name="Preformatted_20_Text"><text:span text:style-name="T1">PC</text:span>: <text:span text:style-name="T2">0x401000cf: </text:span><text:span text:style-name="T3">umm_disconnect_from_free_list</text:span> at C:\Users\Dirani\AppData\Local\Arduino15\packages\esp8266\hardware\esp8266\2.4.1\cores\esp8266\umm_malloc\<text:span text:style-name="T4">umm_malloc.c</text:span> line <text:span text:style-name="T4">1156</text:span></text:p>
      <text:p text:style-name="Preformatted_20_Text"><text:span text:style-name="T1">EXCVADDR</text:span>: <text:span text:style-name="T2">0x400452b6</text:span></text:p>
      <text:p text:style-name="Preformatted_20_Text"/>
      <text:p text:style-name="P8">Decoding stack results</text:p>
      <text:p text:style-name="Preformatted_20_Text"><text:span text:style-name="T2">0x4010020c: </text:span><text:span text:style-name="T3">_umm_free</text:span> at C:\Users\Dirani\AppData\Local\Arduino15\packages\esp8266\hardware\esp8266\2.4.1\cores\esp8266\umm_malloc\<text:span text:style-name="T4">umm_malloc.c</text:span> line <text:span text:style-name="T4">1291</text:span></text:p>
      <text:p text:style-name="Preformatted_20_Text"><text:span text:style-name="T2">0x40100690: </text:span><text:span text:style-name="T3">free</text:span> at C:\Users\Dirani\AppData\Local\Arduino15\packages\esp8266\hardware\esp8266\2.4.1\cores\esp8266\umm_malloc\<text:span text:style-name="T4">umm_malloc.c</text:span> line <text:span text:style-name="T4">1739</text:span></text:p>
      <text:p text:style-name="Preformatted_20_Text"><text:span text:style-name="T2">0x40206664: </text:span><text:span text:style-name="T3">operator delete(void*)</text:span> at C:\Users\Dirani\AppData\Local\Arduino15\packages\esp8266\hardware\esp8266\2.4.1\cores\esp8266\<text:span text:style-name="T4">abi.cpp</text:span> line <text:span text:style-name="T4">40</text:span></text:p>
      <text:p text:style-name="Preformatted_20_Text"><text:span text:style-name="T2">0x402023d7: </text:span><text:span text:style-name="T3">std::_Function_base::_Base_manager::_M_manager(std::_Any_data&amp;, IntermediateOperation::setEvents2()::{lambda(void*, AsyncClient*)#1}::operator()(void*, AsyncClient*) const::{lambda(void*, AsyncClient*, void*, unsigned int)#1} const&amp;, std::_Manager_operation)</text:span> at c:\users\dirani\appdata\local\arduino15\packages\esp8266\tools\xtensa-lx106-elf-gcc\1.20.0-26-gb404fb9-2\xtensa-lx106-elf\include\c++\4.8.2/<text:span text:style-name="T4">functional</text:span> line <text:span text:style-name="T4">1954</text:span></text:p>
      <text:p text:style-name="Preformatted_20_Text"><text:soft-page-break/><text:span text:style-name="T2">0x4020697c: </text:span><text:span text:style-name="T3">std::_Function_base::~_Function_base()</text:span> at c:\users\dirani\appdata\local\arduino15\packages\esp8266\tools\xtensa-lx106-elf-gcc\1.20.0-26-gb404fb9-2\xtensa-lx106-elf\include\c++\4.8.2/<text:span text:style-name="T4">functional</text:span> line <text:span text:style-name="T4">2031</text:span></text:p>
      <text:p text:style-name="Preformatted_20_Text"><text:span text:style-name="T2">0x40205a94: </text:span><text:span text:style-name="T3">AsyncClient::onData(std::function, void*)</text:span> at C:\Users\Dirani\Documents\Arduino\libraries\ESPAsyncTCP-master\src\<text:span text:style-name="T4">ESPAsyncTCP.cpp</text:span> line <text:span text:style-name="T4">702</text:span></text:p>
      <text:p text:style-name="Preformatted_20_Text"><text:span text:style-name="T2">0x402023ac: </text:span><text:span text:style-name="T3">std::_Function_base::_Base_manager::_M_manager(std::_Any_data&amp;, IntermediateOperation::setEvents2()::{lambda(void*, AsyncClient*)#1}::operator()(void*, AsyncClient*) const::{lambda(void*, AsyncClient*, void*, unsigned int)#1} const&amp;, std::_Manager_operation)</text:span> at c:\users\dirani\appdata\local\arduino15\packages\esp8266\tools\xtensa-lx106-elf-gcc\1.20.0-26-gb404fb9-2\xtensa-lx106-elf\include\c++\4.8.2/<text:span text:style-name="T4">functional</text:span> line <text:span text:style-name="T4">1931</text:span></text:p>
      <text:p text:style-name="Preformatted_20_Text"><text:span text:style-name="T2">0x402032f0: </text:span><text:span text:style-name="T3">std::_Function_handler::_M_invoke(std::_Any_data const&amp;, void*, AsyncClient*, void*, unsigned int)</text:span> at c:\users\dirani\appdata\local\arduino15\packages\esp8266\tools\xtensa-lx106-elf-gcc\1.20.0-26-gb404fb9-2\xtensa-lx106-elf\include\c++\4.8.2/<text:span text:style-name="T4">functional</text:span> line <text:span text:style-name="T4">2071</text:span></text:p>
      <text:p text:style-name="Preformatted_20_Text"><text:span text:style-name="T2">0x402023ac: </text:span><text:span text:style-name="T3">std::_Function_base::_Base_manager::_M_manager(std::_Any_data&amp;, IntermediateOperation::setEvents2()::{lambda(void*, AsyncClient*)#1}::operator()(void*, AsyncClient*) const::{lambda(void*, AsyncClient*, void*, unsigned int)#1} const&amp;, std::_Manager_operation)</text:span> at c:\users\dirani\appdata\local\arduino15\packages\esp8266\tools\xtensa-lx106-elf-gcc\1.20.0-26-gb404fb9-2\xtensa-lx106-elf\include\c++\4.8.2/<text:span text:style-name="T4">functional</text:span> line <text:span text:style-name="T4">1931</text:span></text:p>
      <text:p text:style-name="Preformatted_20_Text"><text:span text:style-name="T2">0x402032f0: </text:span><text:span text:style-name="T3">std::_Function_handler::_M_invoke(std::_Any_data const&amp;, void*, AsyncClient*, void*, unsigned int)</text:span> at c:\users\dirani\appdata\local\arduino15\packages\esp8266\tools\xtensa-lx106-elf-gcc\1.20.0-26-gb404fb9-2\xtensa-lx106-elf\include\c++\4.8.2/<text:span text:style-name="T4">functional</text:span> line <text:span text:style-name="T4">2071</text:span></text:p>
      <text:p text:style-name="Preformatted_20_Text"><text:span text:style-name="T2">0x402033a0: </text:span><text:span text:style-name="T3">std::_Function_handler::_M_invoke(std::_Any_data const&amp;, void*, AsyncClient*)</text:span> at c:\users\dirani\appdata\local\arduino15\packages\esp8266\tools\xtensa-lx106-elf-gcc\1.20.0-26-gb404fb9-2\xtensa-lx106-elf\include\c++\4.8.2/<text:span text:style-name="T4">functional</text:span> line <text:span text:style-name="T4">2073</text:span></text:p>
      <text:p text:style-name="Preformatted_20_Text"><text:span text:style-name="T2">0x402055b6: </text:span><text:span text:style-name="T3">std::function::operator()(void*, AsyncClient*) const</text:span> at c:\users\dirani\appdata\local\arduino15\packages\esp8266\tools\xtensa-lx106-elf-gcc\1.20.0-26-gb404fb9-2\xtensa-lx106-elf\include\c++\4.8.2/<text:span text:style-name="T4">functional</text:span> line <text:span text:style-name="T4">2465</text:span></text:p>
      <text:p text:style-name="Preformatted_20_Text"><text:span text:style-name="T2">0x4020560d: </text:span><text:span text:style-name="T3">AsyncClient::_connected(void*, long)</text:span> at C:\Users\Dirani\Documents\Arduino\libraries\ESPAsyncTCP-master\src\<text:span text:style-name="T4">ESPAsyncTCP.cpp</text:span> line <text:span text:style-name="T4">316</text:span></text:p>
      <text:p text:style-name="Preformatted_20_Text"><text:span text:style-name="T2">0x40205620: </text:span><text:span text:style-name="T3">AsyncClient::_s_connected(void*, void*, long)</text:span> at C:\Users\Dirani\Documents\Arduino\libraries\ESPAsyncTCP-master\src\<text:span text:style-name="T4">ESPAsyncTCP.cpp</text:span> line <text:span text:style-name="T4">510</text:span></text:p>
      <text:p text:style-name="Preformatted_20_Text"><text:span text:style-name="T2">0x4020fb2a: </text:span><text:span text:style-name="T3">tcp_input</text:span> at core/<text:span text:style-name="T4">tcp_in.c</text:span> line <text:span text:style-name="T4">821</text:span></text:p>
      <text:p text:style-name="Preformatted_20_Text"><text:span text:style-name="T2">0x401004d8: </text:span><text:span text:style-name="T3">umm_malloc</text:span> at C:\Users\Dirani\AppData\Local\Arduino15\packages\esp8266\hardware\esp8266\2.4.1\cores\esp8266\umm_malloc\<text:span text:style-name="T4">umm_malloc.c</text:span> line <text:span text:style-name="T4">1668</text:span></text:p>
      <text:p text:style-name="Preformatted_20_Text"><text:span text:style-name="T2">0x40210000: </text:span><text:span text:style-name="T3">pbuf_header_force</text:span> at core/<text:span text:style-name="T4">pbuf.c</text:span> line <text:span text:style-name="T4">678</text:span></text:p>
      <text:p text:style-name="Preformatted_20_Text"><text:span text:style-name="T2">0x40213c71: </text:span><text:span text:style-name="T3">ip4_input</text:span> at core/ipv4/<text:span text:style-name="T4">ip4.c</text:span> line <text:span text:style-name="T4">685</text:span></text:p>
      <text:p text:style-name="Preformatted_20_Text"><text:span text:style-name="T2">0x4020d3c5: </text:span><text:span text:style-name="T3">ethernet_input_LWIP2</text:span> at netif/<text:span text:style-name="T4">ethernet.c</text:span> line <text:span text:style-name="T4">182</text:span></text:p>
      <text:p text:style-name="Preformatted_20_Text"><text:span text:style-name="T2">0x4010453c: </text:span><text:span text:style-name="T3">esp2glue_ethernet_input</text:span> at glue-lwip/<text:span text:style-name="T4">lwip-git.c</text:span> line <text:span text:style-name="T4">433</text:span></text:p>
      <text:p text:style-name="Preformatted_20_Text"><text:span text:style-name="T2">0x4022a84e: </text:span><text:span text:style-name="T3">ethernet_input</text:span> at glue-esp/<text:span text:style-name="T4">lwip-esp.c</text:span> line <text:span text:style-name="T4">357</text:span></text:p>
      <text:p text:style-name="P12"><text:span text:style-name="T2">0x4022a860: </text:span><text:span text:style-name="T3">ethernet_input</text:span> at glue-esp/<text:span text:style-name="T4">lwip-esp.c</text:span> line <text:span text:style-name="T4">365</text:span></text:p>
      <text:p text:style-name="P14"/>
      <text:p text:style-name="P15">One weird reason can be that the wifi suddenly disconnects… But a wdt must ignit while in our case it hasn’t ignited! I don’t know.</text:p>
      <text:p text:style-name="P15"/>
      <text:p text:style-name="P15"/>
      <text:p text:style-name="P15"/>
      <text:p text:style-name="P15"/>
      <text:p text:style-name="P15"/>
      <text:p text:style-name="P16">Another one:</text:p>
      <text:p text:style-name="P15"/>
      <text:p text:style-name="P15">Now connecting to intermediate on port 3555</text:p>
      <text:p text:style-name="P15"><text:soft-page-break/></text:p>
      <text:p text:style-name="P15"/>
      <text:p text:style-name="P15">onConnect triggered for port 3555. Success.</text:p>
      <text:p text:style-name="P15"/>
      <text:p text:style-name="P15"/>
      <text:p text:style-name="P15">Right after writing to intermediate server.</text:p>
      <text:p text:style-name="P15">out of Disconnect event for port 3554</text:p>
      <text:p text:style-name="P15"/>
      <text:p text:style-name="P15"/>
      <text:p text:style-name="P15">Now connecting to intermediate on port 3554</text:p>
      <text:p text:style-name="P15"/>
      <text:p text:style-name="P15"/>
      <text:p text:style-name="P15">Error number is -13 for port 3554</text:p>
      <text:p text:style-name="P15">out of Disconnect event for port 3554</text:p>
      <text:p text:style-name="P15"/>
      <text:p text:style-name="P15"/>
      <text:p text:style-name="P15">Now connecting to intermediate on port 3554</text:p>
      <text:p text:style-name="P15"/>
      <text:p text:style-name="P15"/>
      <text:p text:style-name="P15">onConnect triggered for port 3554. Success.</text:p>
      <text:p text:style-name="P15"/>
      <text:p text:style-name="P15"/>
      <text:p text:style-name="P15">Right after writing to intermediate server.</text:p>
      <text:p text:style-name="P15">out of Disconnect event for port 3555</text:p>
      <text:p text:style-name="P15"/>
      <text:p text:style-name="P21">(I think at this point <text:s/>createSocket2() was trying to initiate...)</text:p>
      <text:p text:style-name="P15"/>
      <text:p text:style-name="P15">Exception (3):</text:p>
      <text:p text:style-name="P15">epc1=0x401000cf epc2=0x00000000 epc3=0x00000000 excvaddr=0x400452b6 depc=0x00000000</text:p>
      <text:p text:style-name="P15"/>
      <text:p text:style-name="P15">ctx: cont </text:p>
      <text:p text:style-name="P15">sp: 3fff04c0 end: 3fff0790 offset: 01a0</text:p>
      <text:p text:style-name="P15"/>
      <text:p text:style-name="P15">&gt;&gt;&gt;stack&gt;&gt;&gt;</text:p>
      <text:p text:style-name="P15">3fff0660: <text:s/>3ffef684 000001f9 000001f9 3ffef2a0 <text:s/></text:p>
      <text:p text:style-name="P15">3fff0670: <text:s/>3ffef684 000002e3 000002e3 4010020c <text:s/></text:p>
      <text:p text:style-name="P15">3fff0680: <text:s/>3fff190c 00000000 3fff06d0 40100690 <text:s/></text:p>
      <text:p text:style-name="P15">3fff0690: <text:s/>402398d4 0000001d 000001c6 40206614 <text:s/></text:p>
      <text:p text:style-name="P15">3fff06a0: <text:s/>3fff190c 00000000 3fff06d0 402024e7 <text:s/></text:p>
      <text:p text:style-name="P15">3fff06b0: <text:s/>3ffef121 3ffef120 3ffef1c8 4020692c <text:s/></text:p>
      <text:p text:style-name="P15">3fff06c0: <text:s/>402398d4 0000001d 3ffef1c8 40205a44 <text:s/></text:p>
      <text:p text:style-name="P15">3fff06d0: <text:s/>3fff23cc 3ffef1c8 402024bc 402032fc <text:s/></text:p>
      <text:p text:style-name="P15">3fff06e0: <text:s/>4022f58f 3ffef1c8 00000000 40203177 <text:s/></text:p>
      <text:p text:style-name="P15">3fff06f0: <text:s/>3fff1ae4 40204284 402024bc 402032fc <text:s/></text:p>
      <text:p text:style-name="P15">3fff0700: <text:s/>00000000 3ffef1c8 3fff190c 40203a44 <text:s/></text:p>
      <text:p text:style-name="P15">3fff0710: <text:s/>000002ee 3ffef4c4 00000003 3ffef768 <text:s/></text:p>
      <text:p text:style-name="P15">3fff0720: <text:s/>3fffdad0 00000000 3ffeeff8 40203df0 <text:s/></text:p>
      <text:p text:style-name="P15">3fff0730: <text:s/>40107040 00000000 00001388 402013e3 <text:s/></text:p>
      <text:p text:style-name="P15">3fff0740: <text:s/>00000000 00000000 00000004 402027a5 <text:s/></text:p>
      <text:p text:style-name="P15"><text:soft-page-break/>3fff0750: <text:s/>3ffef02c 00000006 3ffef430 3ffef768 <text:s/></text:p>
      <text:p text:style-name="P15">3fff0760: <text:s/>00000000 00000000 00000001 3ffef768 <text:s/></text:p>
      <text:p text:style-name="P15">3fff0770: <text:s/>3fffdad0 00000000 3ffef761 40206728 <text:s/></text:p>
      <text:p text:style-name="P15">3fff0780: <text:s/>feefeffe feefeffe 3ffef770 40100710 <text:s/></text:p>
      <text:p text:style-name="P15">&lt;&lt;&lt;stack&lt;&lt;&lt;</text:p>
      <text:p text:style-name="P3">Exception 3: LoadStoreError: Processor internal physical address or data error during load or store</text:p>
      <text:p text:style-name="Preformatted_20_Text"><text:span text:style-name="T1">PC</text:span>: <text:span text:style-name="T2">0x401000cf: </text:span><text:span text:style-name="T3">umm_disconnect_from_free_list</text:span> at C:\Users\Dirani\AppData\Local\Arduino15\packages\esp8266\hardware\esp8266\2.4.1\cores\esp8266\umm_malloc\<text:span text:style-name="T4">umm_malloc.c</text:span> line <text:span text:style-name="T4">1156</text:span></text:p>
      <text:p text:style-name="Preformatted_20_Text"><text:span text:style-name="T1">EXCVADDR</text:span>: <text:span text:style-name="T2">0x400452b6</text:span></text:p>
      <text:p text:style-name="Preformatted_20_Text"/>
      <text:p text:style-name="P8">Decoding stack results</text:p>
      <text:p text:style-name="Preformatted_20_Text"><text:span text:style-name="T2">0x4010020c: </text:span><text:span text:style-name="T3">_umm_free</text:span> at C:\Users\Dirani\AppData\Local\Arduino15\packages\esp8266\hardware\esp8266\2.4.1\cores\esp8266\umm_malloc\<text:span text:style-name="T4">umm_malloc.c</text:span> line <text:span text:style-name="T4">1291</text:span></text:p>
      <text:p text:style-name="Preformatted_20_Text"><text:span text:style-name="T2">0x40100690: </text:span><text:span text:style-name="T3">free</text:span> at C:\Users\Dirani\AppData\Local\Arduino15\packages\esp8266\hardware\esp8266\2.4.1\cores\esp8266\umm_malloc\<text:span text:style-name="T4">umm_malloc.c</text:span> line <text:span text:style-name="T4">1739</text:span></text:p>
      <text:p text:style-name="Preformatted_20_Text"><text:span text:style-name="T2">0x40206614: </text:span><text:span text:style-name="T3">operator delete(void*)</text:span> at C:\Users\Dirani\AppData\Local\Arduino15\packages\esp8266\hardware\esp8266\2.4.1\cores\esp8266\<text:span text:style-name="T4">abi.cpp</text:span> line <text:span text:style-name="T4">40</text:span></text:p>
      <text:p text:style-name="Preformatted_20_Text"><text:span text:style-name="T2">0x402024e7: </text:span><text:span text:style-name="T3">std::_Function_base::_Base_manager::_M_manager(std::_Any_data&amp;, std::_Function_base::_Base_manager const&amp;, std::_Manager_operation)</text:span> at c:\users\dirani\appdata\local\arduino15\packages\esp8266\tools\xtensa-lx106-elf-gcc\1.20.0-26-gb404fb9-2\xtensa-lx106-elf\include\c++\4.8.2/<text:span text:style-name="T4">functional</text:span> line <text:span text:style-name="T4">1954</text:span></text:p>
      <text:p text:style-name="Preformatted_20_Text"><text:span text:style-name="T2">0x4020692c: </text:span><text:span text:style-name="T3">std::_Function_base::~_Function_base()</text:span> at c:\users\dirani\appdata\local\arduino15\packages\esp8266\tools\xtensa-lx106-elf-gcc\1.20.0-26-gb404fb9-2\xtensa-lx106-elf\include\c++\4.8.2/<text:span text:style-name="T4">functional</text:span> line <text:span text:style-name="T4">2031</text:span></text:p>
      <text:p text:style-name="Preformatted_20_Text"><text:span text:style-name="T2">0x40205a44: </text:span><text:span text:style-name="T3">AsyncClient::onData(std::function, void*)</text:span> at C:\Users\Dirani\Documents\Arduino\libraries\ESPAsyncTCP-master\src\<text:span text:style-name="T4">ESPAsyncTCP.cpp</text:span> line <text:span text:style-name="T4">702</text:span></text:p>
      <text:p text:style-name="Preformatted_20_Text"><text:span text:style-name="T2">0x402024bc: </text:span><text:span text:style-name="T3">std::_Function_base::_Base_manager::_M_manager(std::_Any_data&amp;, std::_Function_base::_Base_manager const&amp;, std::_Manager_operation)</text:span> at c:\users\dirani\appdata\local\arduino15\packages\esp8266\tools\xtensa-lx106-elf-gcc\1.20.0-26-gb404fb9-2\xtensa-lx106-elf\include\c++\4.8.2/<text:span text:style-name="T4">functional</text:span> line <text:span text:style-name="T4">1931</text:span></text:p>
      <text:p text:style-name="Preformatted_20_Text"><text:span text:style-name="T2">0x402032fc: </text:span><text:span text:style-name="T3">std::_Function_handler::_M_invoke(std::_Any_data const&amp;, void*, AsyncClient*, void*, unsigned int)</text:span> at c:\users\dirani\appdata\local\arduino15\packages\esp8266\tools\xtensa-lx106-elf-gcc\1.20.0-26-gb404fb9-2\xtensa-lx106-elf\include\c++\4.8.2/<text:span text:style-name="T4">functional</text:span> line <text:span text:style-name="T4">2071</text:span></text:p>
      <text:p text:style-name="Preformatted_20_Text"><text:span text:style-name="T2">0x40203177: </text:span><text:span text:style-name="T3">IntermediateOperation::createSocket2()</text:span> at c:\users\dirani\appdata\local\arduino15\packages\esp8266\tools\xtensa-lx106-elf-gcc\1.20.0-26-gb404fb9-2\xtensa-lx106-elf\include\c++\4.8.2/<text:span text:style-name="T4">functional</text:span> line <text:span text:style-name="T4">2174</text:span></text:p>
      <text:p text:style-name="Preformatted_20_Text"><text:span text:style-name="T2">0x40204284: </text:span><text:span text:style-name="T3">ESP8266WiFiSTAClass::status()</text:span> at C:\Users\Dirani\AppData\Local\Arduino15\packages\esp8266\hardware\esp8266\2.4.1\libraries\ESP8266WiFi\src\<text:span text:style-name="T4">ESP8266WiFiSTA.cpp</text:span> line <text:span text:style-name="T4">484</text:span></text:p>
      <text:p text:style-name="Preformatted_20_Text"><text:span text:style-name="T2">0x402024bc: </text:span><text:span text:style-name="T3">std::_Function_base::_Base_manager::_M_manager(std::_Any_data&amp;, std::_Function_base::_Base_manager const&amp;, std::_Manager_operation)</text:span> at c:\users\dirani\appdata\local\arduino15\packages\esp8266\tools\xtensa-lx106-elf-gcc\1.20.0-26-gb404fb9-2\xtensa-lx106-elf\include\c++\4.8.2/<text:span text:style-name="T4">functional</text:span> line <text:span text:style-name="T4">1931</text:span></text:p>
      <text:p text:style-name="Preformatted_20_Text"><text:span text:style-name="T2">0x402032fc: </text:span><text:span text:style-name="T3">std::_Function_handler::_M_invoke(std::_Any_data const&amp;, void*, AsyncClient*, void*, unsigned int)</text:span> at c:\users\dirani\appdata\local\arduino15\packages\esp8266\tools\xtensa-lx106-elf-gcc\1.20.0-26-gb404fb9-2\xtensa-lx106-elf\include\c++\4.8.2/<text:span text:style-name="T4">functional</text:span> line <text:span text:style-name="T4">2071</text:span></text:p>
      <text:p text:style-name="Preformatted_20_Text"><text:span text:style-name="T2">0x40203a44: </text:span><text:span text:style-name="T3">IntermediateOperation::checkSocket()</text:span> at C:\Users\Dirani\AppData\Local\Temp\arduino_build_591880\sketch/<text:span text:style-name="T4">Intermediate.h</text:span> line <text:span text:style-name="T4">357</text:span></text:p>
      <text:p text:style-name="Preformatted_20_Text"><text:span text:style-name="T2">0x40203df0: </text:span><text:span text:style-name="T3">loop()</text:span> at C:\Users\Dirani\Documents\Arduino\STA\STA_6mob_5O5I_Internet_v1.20/<text:span text:style-name="T4">STA_6mob_5O5I_Internet_v1.20.ino</text:span> line <text:span text:style-name="T4">83</text:span></text:p>
      <text:p text:style-name="Preformatted_20_Text"><text:span text:style-name="T2">0x402013e3: </text:span><text:span text:style-name="T3">delay</text:span> at C:\Users\Dirani\AppData\Local\Arduino15\packages\esp8266\hardware\esp8266\2.4.1\cores\esp8266\<text:span text:style-name="T4">core_esp8266_wiring.c</text:span> line <text:span text:style-name="T4">51</text:span></text:p>
      <text:p text:style-name="Preformatted_20_Text"><text:span text:style-name="T2">0x402027a5: </text:span><text:span text:style-name="T3">NodeMCU::yieldAndDelay(int)</text:span> at C:\Users\Dirani\AppData\Local\Temp\arduino_build_591880\sketch/<text:span text:style-name="T4">Generic.h</text:span> line <text:span text:style-name="T4">529</text:span></text:p>
      <text:p text:style-name="P12"><text:soft-page-break/><text:span text:style-name="T2">0x40206728: </text:span><text:span text:style-name="T3">loop_wrapper()</text:span> at C:\Users\Dirani\AppData\Local\Arduino15\packages\esp8266\hardware\esp8266\2.4.1\cores\esp8266\<text:span text:style-name="T4">core_esp8266_main.cpp</text:span> line <text:span text:style-name="T4">121</text:span></text:p>
      <text:p text:style-name="P15"/>
      <text:p text:style-name="P15"/>
      <text:p text:style-name="P15"/>
      <text:p text:style-name="P15"/>
      <text:p text:style-name="P15"/>
      <text:p text:style-name="P15"/>
      <text:p text:style-name="P17">A new one </text:p>
      <text:p text:style-name="P22">Exception (28):</text:p>
      <text:p text:style-name="P22">epc1=0x4020f992 epc2=0x00000000 epc3=0x00000000 excvaddr=0x0213001a depc=0x00000000</text:p>
      <text:p text:style-name="P22"/>
      <text:p text:style-name="P22">ctx: sys </text:p>
      <text:p text:style-name="P22">sp: 3ffffd50 end: 3fffffb0 offset: 01a0</text:p>
      <text:p text:style-name="P22"/>
      <text:p text:style-name="P22">&gt;&gt;&gt;stack&gt;&gt;&gt;</text:p>
      <text:p text:style-name="P22">3ffffef0: <text:s/>3ffe94b9 00000000 3ffe9830 4020f740 <text:s/></text:p>
      <text:p text:style-name="P22">3fffff00: <text:s/>872ba8c0 00000048 3fffff80 401004d8 <text:s/></text:p>
      <text:p text:style-name="P22">3fffff10: <text:s/>40210000 3ffea6dc 402269e7 3fff21c2 <text:s/></text:p>
      <text:p text:style-name="P22">3fffff20: <text:s/>3fff0b80 3fff21a4 3fff0c68 40213db5 <text:s/></text:p>
      <text:p text:style-name="P22">3fffff30: <text:s/>00000014 000001e3 000001e3 3fff0b80 <text:s/></text:p>
      <text:p text:style-name="P22">3fffff40: <text:s/>3fffdc80 3fff1124 3fff1b9c 3fff116c <text:s/></text:p>
      <text:p text:style-name="P22">3fffff50: <text:s/>00000008 3fff0b80 3fff21a4 4020d509 <text:s/></text:p>
      <text:p text:style-name="P22">3fffff60: <text:s/>3fffdc80 3fff1124 3fff1b9c 4010453c <text:s/></text:p>
      <text:p text:style-name="P22">3fffff70: <text:s/>4022a992 3fff1124 3fff1b9c 4022a9a4 <text:s/></text:p>
      <text:p text:style-name="P22">3fffff80: <text:s/>3fff21b4 3fff21a4 00000002 00000000 <text:s/></text:p>
      <text:p text:style-name="P22">3fffff90: <text:s/>40225887 00000000 3fff1b9c 4022c8e3 <text:s/></text:p>
      <text:p text:style-name="P22">3fffffa0: <text:s/>40000f49 3fffdab0 3fffdab0 40000f49 <text:s/></text:p>
      <text:p text:style-name="P22">&lt;&lt;&lt;stack&lt;&lt;&lt;</text:p>
      <text:p text:style-name="P22"/>
      <text:p text:style-name="P22"/>
      <text:p text:style-name="P4">Exception 28: LoadProhibited: A load referenced a page mapped with an attribute that does not permit loads</text:p>
      <text:p text:style-name="Preformatted_20_Text"><text:span text:style-name="T1">PC</text:span>: <text:span text:style-name="T2">0x4020f992: </text:span><text:span text:style-name="T3">tcp_input</text:span> at core/<text:span text:style-name="T4">tcp_in.c</text:span> line <text:span text:style-name="T4">273</text:span></text:p>
      <text:p text:style-name="Preformatted_20_Text"><text:span text:style-name="T1">EXCVADDR</text:span>: <text:span text:style-name="T2">0x0213001a</text:span></text:p>
      <text:p text:style-name="Preformatted_20_Text"/>
      <text:p text:style-name="P8">Decoding stack results</text:p>
      <text:p text:style-name="Preformatted_20_Text"><text:span text:style-name="T2">0x4020f740: </text:span><text:span text:style-name="T3">tcp_input</text:span> at core/<text:span text:style-name="T4">tcp_in.c</text:span> line <text:span text:style-name="T4">173</text:span></text:p>
      <text:p text:style-name="Preformatted_20_Text"><text:span text:style-name="T2">0x401004d8: </text:span><text:span text:style-name="T3">umm_malloc</text:span> at C:\Users\Dirani\AppData\Local\Arduino15\packages\esp8266\hardware\esp8266\2.4.1\cores\esp8266\umm_malloc\<text:span text:style-name="T4">umm_malloc.c</text:span> line <text:span text:style-name="T4">1668</text:span></text:p>
      <text:p text:style-name="Preformatted_20_Text"><text:span text:style-name="T2">0x40210000: </text:span><text:span text:style-name="T3">tcp_input</text:span> at core/<text:span text:style-name="T4">tcp_in.c</text:span> line <text:span text:style-name="T4">498</text:span></text:p>
      <text:p text:style-name="Preformatted_20_Text"><text:span text:style-name="T2">0x40213db5: </text:span><text:span text:style-name="T3">ip4_input</text:span> at core/ipv4/<text:span text:style-name="T4">ip4.c</text:span> line <text:span text:style-name="T4">685</text:span></text:p>
      <text:p text:style-name="Preformatted_20_Text"><text:span text:style-name="T2">0x4020d509: </text:span><text:span text:style-name="T3">ethernet_input_LWIP2</text:span> at netif/<text:span text:style-name="T4">ethernet.c</text:span> line <text:span text:style-name="T4">182</text:span></text:p>
      <text:p text:style-name="Preformatted_20_Text"><text:span text:style-name="T2">0x4010453c: </text:span><text:span text:style-name="T3">esp2glue_ethernet_input</text:span> at glue-lwip/<text:span text:style-name="T4">lwip-git.c</text:span> line <text:span text:style-name="T4">433</text:span></text:p>
      <text:p text:style-name="Preformatted_20_Text"><text:span text:style-name="T2">0x4022a992: </text:span><text:span text:style-name="T3">ethernet_input</text:span> at glue-esp/<text:span text:style-name="T4">lwip-esp.c</text:span> line <text:span text:style-name="T4">357</text:span></text:p>
      <text:p text:style-name="P12"><text:span text:style-name="T2">0x4022a9a4: </text:span><text:span text:style-name="T3">ethernet_input</text:span> at glue-esp/<text:span text:style-name="T4">lwip-esp.c</text:span> line <text:span text:style-name="T4">365</text:span></text:p>
      <text:p text:style-name="P13"/>
      <text:p text:style-name="P13"/>
      <text:p text:style-name="P18"><text:soft-page-break/>one more error</text:p>
      <text:p text:style-name="P22"/>
      <text:p text:style-name="P23">Exception (28):</text:p>
      <text:p text:style-name="P23">epc1=0x4020d6e4 epc2=0x00000000 epc3=0x00000000 excvaddr=0x0213001a depc=0x00000000</text:p>
      <text:p text:style-name="P23"/>
      <text:p text:style-name="P23">ctx: cont </text:p>
      <text:p text:style-name="P23">sp: 3fff0590 end: 3fff0850 offset: 01a0</text:p>
      <text:p text:style-name="P23"/>
      <text:p text:style-name="P23">&gt;&gt;&gt;stack&gt;&gt;&gt;</text:p>
      <text:p text:style-name="P23">3fff0730: <text:s/>00000000 3ffe8b84 3ffef288 4020d674 <text:s/></text:p>
      <text:p text:style-name="P23">3fff0740: <text:s/>00000de3 00000000 3ffef768 4020e22a <text:s/></text:p>
      <text:p text:style-name="P23">3fff0750: <text:s/>00000000 3ffef288 3ffef288 00000de3 <text:s/></text:p>
      <text:p text:style-name="P23">3fff0760: <text:s/>00000000 3ffef288 3fff23ac 402053a0 <text:s/></text:p>
      <text:p text:style-name="P23">3fff0770: <text:s/>6a51f05b 3ffef1e5 3ffef830 3ffef360 <text:s/></text:p>
      <text:p text:style-name="P23">3fff0780: <text:s/>3ffef360 00000de3 3ffef288 3ffef360 <text:s/></text:p>
      <text:p text:style-name="P23">3fff0790: <text:s/>3ffef360 00000de3 3ffef288 402053e8 <text:s/></text:p>
      <text:p text:style-name="P23">3fff07a0: <text:s/>40107110 6a51f05b 6a51f05b 3ffef830 <text:s/></text:p>
      <text:p text:style-name="P23">3fff07b0: <text:s/>3fff0e4c 3ffef288 00000de3 40203068 <text:s/></text:p>
      <text:p text:style-name="P23">3fff07c0: <text:s/>3fffdad0 00000000 3fff19cc 402039b4 <text:s/></text:p>
      <text:p text:style-name="P23">3fff07d0: <text:s/>000002ee 3ffef584 00000003 3ffef828 <text:s/></text:p>
      <text:p text:style-name="P23">3fff07e0: <text:s/>3fffdad0 00000000 3ffef0b8 40203e6c <text:s/></text:p>
      <text:p text:style-name="P23">3fff07f0: <text:s/>40107040 00000000 00001388 402013e3 <text:s/></text:p>
      <text:p text:style-name="P23">3fff0800: <text:s/>00000000 00000000 00000004 402027c1 <text:s/></text:p>
      <text:p text:style-name="P23">3fff0810: <text:s/>3ffef0ec 00000006 3ffef4f0 3ffef828 <text:s/></text:p>
      <text:p text:style-name="P23">3fff0820: <text:s/>00000000 00000000 00000001 3ffef828 <text:s/></text:p>
      <text:p text:style-name="P23">3fff0830: <text:s/>3fffdad0 00000000 3ffef821 402067a0 <text:s/></text:p>
      <text:p text:style-name="P23">3fff0840: <text:s/>feefeffe feefeffe 3ffef830 40100710 <text:s/></text:p>
      <text:p text:style-name="P23">&lt;&lt;&lt;stack&lt;&lt;&lt;</text:p>
      <text:p text:style-name="P23"/>
      <text:p text:style-name="P5">Exception 28: LoadProhibited: A load referenced a page mapped with an attribute that does not permit loads</text:p>
      <text:p text:style-name="Preformatted_20_Text"><text:span text:style-name="T1">PC</text:span>: <text:span text:style-name="T2">0x4020d6e4: </text:span><text:span text:style-name="T3">tcp_new_port</text:span> at core/<text:span text:style-name="T4">tcp.c</text:span> line <text:span text:style-name="T4">846</text:span></text:p>
      <text:p text:style-name="Preformatted_20_Text"><text:span text:style-name="T1">EXCVADDR</text:span>: <text:span text:style-name="T2">0x0213001a</text:span></text:p>
      <text:p text:style-name="Preformatted_20_Text"/>
      <text:p text:style-name="P8">Decoding stack results</text:p>
      <text:p text:style-name="Preformatted_20_Text"><text:span text:style-name="T2">0x4020d674: </text:span><text:span text:style-name="T3">memp_malloc</text:span> at core/<text:span text:style-name="T4">memp.c</text:span> line <text:span text:style-name="T4">389</text:span></text:p>
      <text:p text:style-name="Preformatted_20_Text"><text:span text:style-name="T2">0x402053a0: </text:span><text:span text:style-name="T3">AsyncClient::connect(IPAddress, unsigned short)</text:span> at C:\Users\Dirani\Documents\Arduino\libraries\ESPAsyncTCP-master\src\<text:span text:style-name="T4">ESPAsyncTCP.cpp</text:span> line <text:span text:style-name="T4">123</text:span></text:p>
      <text:p text:style-name="Preformatted_20_Text"><text:span text:style-name="T2">0x402053e8: </text:span><text:span text:style-name="T3">AsyncClient::connect(char const*, unsigned short)</text:span> at C:\Users\Dirani\Documents\Arduino\libraries\ESPAsyncTCP-master\src\<text:span text:style-name="T4">ESPAsyncTCP.cpp</text:span> line <text:span text:style-name="T4">143</text:span></text:p>
      <text:p text:style-name="Preformatted_20_Text"><text:span text:style-name="T2">0x40203068: </text:span><text:span text:style-name="T3">IntermediateOperation::createSocket2()</text:span> at C:\Users\Dirani\AppData\Local\Temp\arduino_build_713716\sketch/<text:span text:style-name="T4">Intermediate.h</text:span> line <text:span text:style-name="T4">67</text:span></text:p>
      <text:p text:style-name="Preformatted_20_Text"><text:span text:style-name="T2">0x402039b4: </text:span><text:span text:style-name="T3">IntermediateOperation::checkSocket()</text:span> at C:\Users\Dirani\AppData\Local\Temp\arduino_build_713716\sketch/<text:span text:style-name="T4">Intermediate.h</text:span> line <text:span text:style-name="T4">243</text:span></text:p>
      <text:p text:style-name="Preformatted_20_Text"><text:span text:style-name="T2">0x40203e6c: </text:span><text:span text:style-name="T3">loop()</text:span> at C:\Users\Dirani\Documents\Arduino\STA\STA_6mob_5O5I_Internet_v1.20/<text:span text:style-name="T4">STA_6mob_5O5I_Internet_v1.20.ino</text:span> line <text:span text:style-name="T4">69</text:span></text:p>
      <text:p text:style-name="Preformatted_20_Text"><text:span text:style-name="T2">0x402013e3: </text:span><text:span text:style-name="T3">delay</text:span> at C:\Users\Dirani\AppData\Local\Arduino15\packages\esp8266\hardware\esp8266\2.4.1\cores\esp8266\<text:span text:style-name="T4">core_esp8266_wiring.c</text:span> line <text:span text:style-name="T4">51</text:span></text:p>
      <text:p text:style-name="Preformatted_20_Text"><text:span text:style-name="T2">0x402027c1: </text:span><text:span text:style-name="T3">NodeMCU::yieldAndDelay(int)</text:span> at C:\Users\Dirani\AppData\Local\Temp\arduino_build_713716\sketch/<text:span text:style-name="T4">Generic.h</text:span> line <text:span text:style-name="T4">529</text:span></text:p>
      <text:p text:style-name="P12"><text:span text:style-name="T2">0x402067a0: </text:span><text:span text:style-name="T3">loop_wrapper()</text:span> at C:\Users\Dirani\AppData\Local\Arduino15\packages\esp8266\hardware\esp8266\2.4.1\cores\esp8266\<text:span text:style-name="T4">core_esp8266_main.cpp</text:span> line <text:span text:style-name="T4">113</text:span></text:p>
      <text:p text:style-name="P23"><text:soft-page-break/></text:p>
      <text:p text:style-name="P23"/>
      <text:p text:style-name="P19">a new one</text:p>
      <text:p text:style-name="P19"/>
      <text:p text:style-name="P24">Exception (28):</text:p>
      <text:p text:style-name="P24">epc1=0x4020d6f4 epc2=0x00000000 epc3=0x00000000 excvaddr=0x0213001a depc=0x00000000</text:p>
      <text:p text:style-name="P24"/>
      <text:p text:style-name="P24">ctx: cont </text:p>
      <text:p text:style-name="P24">sp: 3fff0590 end: 3fff0850 offset: 01a0</text:p>
      <text:p text:style-name="P24"/>
      <text:p text:style-name="P24">&gt;&gt;&gt;stack&gt;&gt;&gt;</text:p>
      <text:p text:style-name="P24">3fff0730: <text:s/>00000000 3ffe8b84 3ffef360 4020d684 <text:s/></text:p>
      <text:p text:style-name="P24">3fff0740: <text:s/>00000de2 00000000 3fff0760 4020e23a <text:s/></text:p>
      <text:p text:style-name="P24">3fff0750: <text:s/>00000000 3ffef360 3ffef360 00000de2 <text:s/></text:p>
      <text:p text:style-name="P24">3fff0760: <text:s/>00000000 3ffef360 3fff243c 402053b0 <text:s/></text:p>
      <text:p text:style-name="P24">3fff0770: <text:s/>6a51f05b 00000000 3ffef830 3ffef360 <text:s/></text:p>
      <text:p text:style-name="P24">3fff0780: <text:s/>3ffef360 00000de2 3ffef360 3ffef360 <text:s/></text:p>
      <text:p text:style-name="P24">3fff0790: <text:s/>3ffef360 00000de2 3ffef360 402053f8 <text:s/></text:p>
      <text:p text:style-name="P24">3fff07a0: <text:s/>40107110 6a51f05b 6a51f05b 3ffef830 <text:s/></text:p>
      <text:p text:style-name="P24">3fff07b0: <text:s/>3fff0e4c 3ffef288 00000de2 40203020 <text:s/></text:p>
      <text:p text:style-name="P24">3fff07c0: <text:s/>3fffdad0 00000000 3fff19cc 402039b6 <text:s/></text:p>
      <text:p text:style-name="P24">3fff07d0: <text:s/>000002ee 3ffef584 00000003 3ffef828 <text:s/></text:p>
      <text:p text:style-name="P24">3fff07e0: <text:s/>3fffdad0 00000000 3ffef0b8 40203e7c <text:s/></text:p>
      <text:p text:style-name="P24">3fff07f0: <text:s/>40107040 00000000 00001388 402013e3 <text:s/></text:p>
      <text:p text:style-name="P24">3fff0800: <text:s/>00000000 00000000 00000004 402027c1 <text:s/></text:p>
      <text:p text:style-name="P24">3fff0810: <text:s/>3ffef0ec 00000006 3ffef4f0 3ffef828 <text:s/></text:p>
      <text:p text:style-name="P24">3fff0820: <text:s/>00000000 00000000 00000001 3ffef828 <text:s/></text:p>
      <text:p text:style-name="P24">3fff0830: <text:s/>3fffdad0 00000000 3ffef821 402067b0 <text:s/></text:p>
      <text:p text:style-name="P24">3fff0840: <text:s/>feefeffe feefeffe 3ffef830 40100710 <text:s/></text:p>
      <text:p text:style-name="P24">&lt;&lt;&lt;stack&lt;&lt;&lt;</text:p>
      <text:p text:style-name="P24"/>
      <text:p text:style-name="P6">Exception 28: LoadProhibited: A load referenced a page mapped with an attribute that does not permit loads</text:p>
      <text:p text:style-name="Preformatted_20_Text"><text:span text:style-name="T1">PC</text:span>: <text:span text:style-name="T2">0x4020d6f4: </text:span><text:span text:style-name="T3">tcp_new_port</text:span> at core/<text:span text:style-name="T4">tcp.c</text:span> line <text:span text:style-name="T4">851</text:span></text:p>
      <text:p text:style-name="Preformatted_20_Text"><text:span text:style-name="T1">EXCVADDR</text:span>: <text:span text:style-name="T2">0x0213001a</text:span></text:p>
      <text:p text:style-name="Preformatted_20_Text"/>
      <text:p text:style-name="P8">Decoding stack results</text:p>
      <text:p text:style-name="Preformatted_20_Text"><text:span text:style-name="T2">0x4020d684: </text:span><text:span text:style-name="T3">memp_malloc</text:span> at core/<text:span text:style-name="T4">memp.c</text:span> line <text:span text:style-name="T4">404</text:span></text:p>
      <text:p text:style-name="Preformatted_20_Text"><text:span text:style-name="T2">0x4020e23a: </text:span><text:span text:style-name="T3">tcp_alloc</text:span> at core/<text:span text:style-name="T4">tcp.c</text:span> line <text:span text:style-name="T4">1559</text:span></text:p>
      <text:p text:style-name="Preformatted_20_Text"><text:span text:style-name="T2">0x402053b0: </text:span><text:span text:style-name="T3">AsyncClient::connect(IPAddress, unsigned short)</text:span> at C:\Users\Dirani\Documents\Arduino\libraries\ESPAsyncTCP-master\src\<text:span text:style-name="T4">ESPAsyncTCP.cpp</text:span> line <text:span text:style-name="T4">134</text:span></text:p>
      <text:p text:style-name="Preformatted_20_Text"><text:span text:style-name="T2">0x402053f8: </text:span><text:span text:style-name="T3">AsyncClient::connect(char const*, unsigned short)</text:span> at C:\Users\Dirani\Documents\Arduino\libraries\ESPAsyncTCP-master\src\<text:span text:style-name="T4">ESPAsyncTCP.cpp</text:span> line <text:span text:style-name="T4">148</text:span></text:p>
      <text:p text:style-name="Preformatted_20_Text"><text:span text:style-name="T2">0x40203020: </text:span><text:span text:style-name="T3">IntermediateOperation::createSocket1()</text:span> at C:\Users\Dirani\AppData\Local\Temp\arduino_build_713716\sketch/<text:span text:style-name="T4">Intermediate.h</text:span> line <text:span text:style-name="T4">59</text:span></text:p>
      <text:p text:style-name="Preformatted_20_Text"><text:span text:style-name="T2">0x402039b6: </text:span><text:span text:style-name="T3">IntermediateOperation::checkSocket()</text:span> at C:\Users\Dirani\AppData\Local\Temp\arduino_build_713716\sketch/<text:span text:style-name="T4">Intermediate.h</text:span> line <text:span text:style-name="T4">243</text:span></text:p>
      <text:p text:style-name="Preformatted_20_Text"><text:span text:style-name="T2">0x40203e7c: </text:span><text:span text:style-name="T3">loop()</text:span> at C:\Users\Dirani\Documents\Arduino\STA\STA_6mob_5O5I_Internet_v1.20/<text:span text:style-name="T4">STA_6mob_5O5I_Internet_v1.20.ino</text:span> line <text:span text:style-name="T4">83</text:span></text:p>
      <text:p text:style-name="Preformatted_20_Text"><text:span text:style-name="T2">0x402013e3: </text:span><text:span text:style-name="T3">delay</text:span> at C:\Users\Dirani\AppData\Local\Arduino15\packages\esp8266\hardware\esp8266\2.4.1\cores\esp8266\<text:span text:style-name="T4">core_esp8266_wiring.c</text:span> line <text:span text:style-name="T4">51</text:span></text:p>
      <text:p text:style-name="Preformatted_20_Text"><text:span text:style-name="T2">0x402027c1: </text:span><text:span text:style-name="T3">NodeMCU::yieldAndDelay(int)</text:span> at C:\Users\Dirani\AppData\Local\Temp\arduino_build_713716\sketch/<text:span text:style-name="T4">Generic.h</text:span> line <text:span text:style-name="T4">529</text:span></text:p>
      <text:p text:style-name="P12"><text:soft-page-break/><text:span text:style-name="T2">0x402067b0: </text:span><text:span text:style-name="T3">loop_wrapper()</text:span> at C:\Users\Dirani\AppData\Local\Arduino15\packages\esp8266\hardware\esp8266\2.4.1\cores\esp8266\<text:span text:style-name="T4">core_esp8266_main.cpp</text:span> line <text:span text:style-name="T4">121</text:span></text:p>
      <text:p text:style-name="P24"/>
      <text:p text:style-name="P20">Another one</text:p>
      <text:p text:style-name="P24"/>
      <text:p text:style-name="P24"/>
      <text:p text:style-name="P7">Exception 28: LoadProhibited: A load referenced a page mapped with an attribute that does not permit loads</text:p>
      <text:p text:style-name="Preformatted_20_Text"><text:span text:style-name="T1">PC</text:span>: <text:span text:style-name="T2">0x4020d6fc: </text:span><text:span text:style-name="T3">tcp_new_port</text:span> at core/<text:span text:style-name="T4">tcp.c</text:span> line <text:span text:style-name="T4">851</text:span></text:p>
      <text:p text:style-name="Preformatted_20_Text"><text:span text:style-name="T1">EXCVADDR</text:span>: <text:span text:style-name="T2">0x0213001a</text:span></text:p>
      <text:p text:style-name="Preformatted_20_Text"/>
      <text:p text:style-name="P8">Decoding stack results</text:p>
      <text:p text:style-name="Preformatted_20_Text"><text:span text:style-name="T2">0x4020d68c: </text:span><text:span text:style-name="T3">memp_malloc</text:span> at core/<text:span text:style-name="T4">memp.c</text:span> line <text:span text:style-name="T4">404</text:span></text:p>
      <text:p text:style-name="Preformatted_20_Text"><text:span text:style-name="T2">0x4020e282: </text:span><text:span text:style-name="T3">tcp_alloc</text:span> at core/<text:span text:style-name="T4">tcp.c</text:span> line <text:span text:style-name="T4">1559</text:span></text:p>
      <text:p text:style-name="Preformatted_20_Text"><text:span text:style-name="T2">0x402053b8: </text:span><text:span text:style-name="T3">AsyncClient::connect(IPAddress, unsigned short)</text:span> at C:\Users\Dirani\Documents\Arduino\libraries\ESPAsyncTCP-master\src\<text:span text:style-name="T4">ESPAsyncTCP.cpp</text:span> line <text:span text:style-name="T4">134</text:span></text:p>
      <text:p text:style-name="Preformatted_20_Text"><text:span text:style-name="T2">0x40205400: </text:span><text:span text:style-name="T3">AsyncClient::connect(char const*, unsigned short)</text:span> at C:\Users\Dirani\Documents\Arduino\libraries\ESPAsyncTCP-master\src\<text:span text:style-name="T4">ESPAsyncTCP.cpp</text:span> line <text:span text:style-name="T4">148</text:span></text:p>
      <text:p text:style-name="Preformatted_20_Text"><text:span text:style-name="T2">0x40205fb0: </text:span><text:span text:style-name="T3">Print::println()</text:span> at C:\Users\Dirani\AppData\Local\Arduino15\packages\esp8266\hardware\esp8266\2.4.1\cores\esp8266\<text:span text:style-name="T4">Print.cpp</text:span> line <text:span text:style-name="T4">163</text:span></text:p>
      <text:p text:style-name="Preformatted_20_Text"><text:span text:style-name="T2">0x40203020: </text:span><text:span text:style-name="T3">IntermediateOperation::createSocket1()</text:span> at C:\Users\Dirani\AppData\Local\Temp\arduino_build_713716\sketch/<text:span text:style-name="T4">Intermediate.h</text:span> line <text:span text:style-name="T4">59</text:span></text:p>
      <text:p text:style-name="Preformatted_20_Text"><text:span text:style-name="T2">0x402039ca: </text:span><text:span text:style-name="T3">IntermediateOperation::checkSocket()</text:span> at C:\Users\Dirani\AppData\Local\Temp\arduino_build_713716\sketch/<text:span text:style-name="T4">Intermediate.h</text:span> line <text:span text:style-name="T4">245</text:span></text:p>
      <text:p text:style-name="Preformatted_20_Text"><text:span text:style-name="T2">0x40203e84: </text:span><text:span text:style-name="T3">loop()</text:span> at C:\Users\Dirani\Documents\Arduino\STA\STA_6mob_5O5I_Internet_v1.20/<text:span text:style-name="T4">STA_6mob_5O5I_Internet_v1.20.ino</text:span> line <text:span text:style-name="T4">84</text:span></text:p>
      <text:p text:style-name="Preformatted_20_Text"><text:span text:style-name="T2">0x402035fc: </text:span><text:span text:style-name="T3">setup()</text:span> at C:\Users\Dirani\Documents\Arduino\STA\STA_6mob_5O5I_Internet_v1.20/<text:span text:style-name="T4">STA_6mob_5O5I_Internet_v1.20.ino</text:span> line <text:span text:style-name="T4">51</text:span></text:p>
      <text:p text:style-name="Preformatted_20_Text"><text:span text:style-name="T2">0x402024d8: </text:span><text:span text:style-name="T3">std::_Function_base::_Base_manager::_M_manager(std::_Any_data&amp;, std::_Function_base::_Base_manager const&amp;, std::_Manager_operation)</text:span> at c:\users\dirani\appdata\local\arduino15\packages\esp8266\tools\xtensa-lx106-elf-gcc\1.20.0-26-gb404fb9-2\xtensa-lx106-elf\include\c++\4.8.2/<text:span text:style-name="T4">functional</text:span> line <text:span text:style-name="T4">1931</text:span></text:p>
      <text:p text:style-name="Preformatted_20_Text"><text:span text:style-name="T2">0x402031d8: </text:span><text:span text:style-name="T3">std::_Function_handler::_M_invoke(std::_Any_data const&amp;, void*, AsyncClient*, void*, unsigned int)</text:span> at c:\users\dirani\appdata\local\arduino15\packages\esp8266\tools\xtensa-lx106-elf-gcc\1.20.0-26-gb404fb9-2\xtensa-lx106-elf\include\c++\4.8.2/<text:span text:style-name="T4">functional</text:span> line <text:span text:style-name="T4">2071</text:span></text:p>
      <text:p text:style-name="P12"><text:span text:style-name="T2">0x402067b8: </text:span><text:span text:style-name="T3">loop_wrapper()</text:span> at C:\Users\Dirani\AppData\Local\Arduino15\packages\esp8266\hardware\esp8266\2.4.1\cores\esp8266\<text:span text:style-name="T4">core_esp8266_main.cpp</text:span> line <text:span text:style-name="T4">121</text:span></text:p>
      <text:p text:style-name="P25"/>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LB"/>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09:53:30.442000000</meta:creation-date>
    <dc:date>2018-08-24T18:21:20.361000000</dc:date>
    <meta:editing-duration>P2DT19H40M13S</meta:editing-duration>
    <meta:editing-cycles>88</meta:editing-cycles>
    <meta:generator>LibreOffice/6.0.6.2$Windows_X86_64 LibreOffice_project/0c292870b25a325b5ed35f6b45599d2ea4458e77</meta:generator>
    <meta:document-statistic meta:table-count="0" meta:image-count="0" meta:object-count="0" meta:page-count="13" meta:paragraph-count="368" meta:word-count="2200" meta:character-count="28680" meta:non-whitespace-character-count="26448"/>
  </office:meta>
</office:document-meta>
</file>